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63">
            <text:p>6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93">
            <text:p>9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98">
            <text:p>19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6207">
            <text:p>620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7243">
            <text:p>724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687">
            <text:p>1168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08">
            <text:p>2020-11-0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9 - 1.43)">
            <text:p>(0.89 - 1.4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7">
            <text:p>1.2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4.375">
            <text:p>84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7251308900524">
            <text:p>0.1472513089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787815917875">
            <text:p>1.5578781592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0458808645112">
            <text:p>5.045880864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4.5">
            <text:p>84.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37462834489594">
            <text:p>0.0837462834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0685833445472">
            <text:p>1.3068583345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61868016964044">
            <text:p>8.618680169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1.75">
            <text:p>91.7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67140468227425">
            <text:p>0.076714046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8003385204025">
            <text:p>1.280033852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3777707920412">
            <text:p>9.37777079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8.5">
            <text:p>88.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99390243902439">
            <text:p>0.0899390244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3064108045806">
            <text:p>1.3306410805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04845640478612">
            <text:p>8.048456404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26">
            <text:p>1026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84.625">
            <text:p>84.625</text:p>
          </table:table-cell>
          <table:table-cell office:value-type="float" office:value="0.196629213483146">
            <text:p>0.1966292135</text:p>
          </table:table-cell>
          <table:table-cell office:value-type="float" office:value="0.162790697674419">
            <text:p>0.1627906977</text:p>
          </table:table-cell>
          <table:table-cell office:value-type="float" office:value="0.0824805068226121">
            <text:p>0.0824805068</text:p>
          </table:table-cell>
          <table:table-cell office:value-type="float" office:value="1.76398182047721">
            <text:p>1.7639818205</text:p>
          </table:table-cell>
          <table:table-cell office:value-type="float" office:value="1.62170903190914">
            <text:p>1.6217090319</text:p>
          </table:table-cell>
          <table:table-cell office:value-type="float" office:value="1.30201572053034">
            <text:p>1.3020157205</text:p>
          </table:table-cell>
          <table:table-cell office:value-type="float" office:value="3.86135884870175">
            <text:p>3.8613588487</text:p>
          </table:table-cell>
          <table:table-cell office:value-type="float" office:value="4.59576912880888">
            <text:p>4.5957691288</text:p>
          </table:table-cell>
          <table:table-cell office:value-type="float" office:value="8.74576576851889">
            <text:p>8.745765768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3.125">
            <text:p>43.12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51466992665037">
            <text:p>0.0351466993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2543461675265">
            <text:p>1.125434616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0.0661224677066">
            <text:p>20.066122467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43">
            <text:p>1243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84.5">
            <text:p>84.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79806918744972">
            <text:p>0.0679806919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469903155175">
            <text:p>1.2469903155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5390109001749">
            <text:p>10.539010900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31">
            <text:p>1531</text:p>
          </table:table-cell>
          <table:table-cell office:value-type="float" office:value="60.375">
            <text:p>60.375</text:p>
          </table:table-cell>
          <table:table-cell office:value-type="float" office:value="49.5">
            <text:p>49.5</text:p>
          </table:table-cell>
          <table:table-cell office:value-type="float" office:value="115.5">
            <text:p>115.5</text:p>
          </table:table-cell>
          <table:table-cell office:value-type="float" office:value="0.181852409638554">
            <text:p>0.1818524096</text:p>
          </table:table-cell>
          <table:table-cell office:value-type="float" office:value="0.0754573170731707">
            <text:p>0.0754573171</text:p>
          </table:table-cell>
          <table:table-cell office:value-type="float" office:value="0.0754408883082952">
            <text:p>0.0754408883</text:p>
          </table:table-cell>
          <table:table-cell office:value-type="float" office:value="1.70130121956198">
            <text:p>1.7013012196</text:p>
          </table:table-cell>
          <table:table-cell office:value-type="float" office:value="1.27526047088786">
            <text:p>1.2752604709</text:p>
          </table:table-cell>
          <table:table-cell office:value-type="float" office:value="1.27519811123137">
            <text:p>1.2751981112</text:p>
          </table:table-cell>
          <table:table-cell office:value-type="float" office:value="4.14851893196242">
            <text:p>4.148518932</text:p>
          </table:table-cell>
          <table:table-cell office:value-type="float" office:value="9.52832250221958">
            <text:p>9.5283225022</text:p>
          </table:table-cell>
          <table:table-cell office:value-type="float" office:value="9.53032380913704">
            <text:p>9.530323809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44">
            <text:p>644</text:p>
          </table:table-cell>
          <table:table-cell office:value-type="float" office:value="1403">
            <text:p>1403</text:p>
          </table:table-cell>
          <table:table-cell office:value-type="float" office:value="54.625">
            <text:p>54.625</text:p>
          </table:table-cell>
          <table:table-cell office:value-type="float" office:value="75.75">
            <text:p>75.75</text:p>
          </table:table-cell>
          <table:table-cell office:value-type="float" office:value="150">
            <text:p>150</text:p>
          </table:table-cell>
          <table:table-cell office:value-type="float" office:value="0.156968390804598">
            <text:p>0.1569683908</text:p>
          </table:table-cell>
          <table:table-cell office:value-type="float" office:value="0.117624223602484">
            <text:p>0.1176242236</text:p>
          </table:table-cell>
          <table:table-cell office:value-type="float" office:value="0.106913756236636">
            <text:p>0.1069137562</text:p>
          </table:table-cell>
          <table:table-cell office:value-type="float" office:value="1.59768195621119">
            <text:p>1.5976819562</text:p>
          </table:table-cell>
          <table:table-cell office:value-type="float" office:value="1.43880228024575">
            <text:p>1.4388022802</text:p>
          </table:table-cell>
          <table:table-cell office:value-type="float" office:value="1.39660202732257">
            <text:p>1.3966020273</text:p>
          </table:table-cell>
          <table:table-cell office:value-type="float" office:value="4.75399390022151">
            <text:p>4.7539939002</text:p>
          </table:table-cell>
          <table:table-cell office:value-type="float" office:value="6.23304629138575">
            <text:p>6.2330462914</text:p>
          </table:table-cell>
          <table:table-cell office:value-type="float" office:value="6.82394398281193">
            <text:p>6.823943982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90">
            <text:p>790</text:p>
          </table:table-cell>
          <table:table-cell office:value-type="float" office:value="1821">
            <text:p>1821</text:p>
          </table:table-cell>
          <table:table-cell office:value-type="float" office:value="13.75">
            <text:p>13.75</text:p>
          </table:table-cell>
          <table:table-cell office:value-type="float" office:value="96.5">
            <text:p>96.5</text:p>
          </table:table-cell>
          <table:table-cell office:value-type="float" office:value="313.25">
            <text:p>313.25</text:p>
          </table:table-cell>
          <table:table-cell office:value-type="float" office:value="0.0376712328767123">
            <text:p>0.0376712329</text:p>
          </table:table-cell>
          <table:table-cell office:value-type="float" office:value="0.122151898734177">
            <text:p>0.1221518987</text:p>
          </table:table-cell>
          <table:table-cell office:value-type="float" office:value="0.172020867655135">
            <text:p>0.1720208677</text:p>
          </table:table-cell>
          <table:table-cell office:value-type="float" office:value="1.13463079376994">
            <text:p>1.1346307938</text:p>
          </table:table-cell>
          <table:table-cell office:value-type="float" office:value="1.45677697484378">
            <text:p>1.4567769748</text:p>
          </table:table-cell>
          <table:table-cell office:value-type="float" office:value="1.66007174745427">
            <text:p>1.6600717475</text:p>
          </table:table-cell>
          <table:table-cell office:value-type="float" office:value="18.7443446228369">
            <text:p>18.7443446228</text:p>
          </table:table-cell>
          <table:table-cell office:value-type="float" office:value="6.0143872140975">
            <text:p>6.0143872141</text:p>
          </table:table-cell>
          <table:table-cell office:value-type="float" office:value="4.36684546550182">
            <text:p>4.366845465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2004">
            <text:p>2004</text:p>
          </table:table-cell>
          <table:table-cell office:value-type="float" office:value="41">
            <text:p>41</text:p>
          </table:table-cell>
          <table:table-cell office:value-type="float" office:value="34.875">
            <text:p>34.875</text:p>
          </table:table-cell>
          <table:table-cell office:value-type="float" office:value="161.25">
            <text:p>161.25</text:p>
          </table:table-cell>
          <table:table-cell office:value-type="float" office:value="0.119883040935673">
            <text:p>0.1198830409</text:p>
          </table:table-cell>
          <table:table-cell office:value-type="float" office:value="0.04541015625">
            <text:p>0.0454101563</text:p>
          </table:table-cell>
          <table:table-cell office:value-type="float" office:value="0.0804640718562874">
            <text:p>0.0804640719</text:p>
          </table:table-cell>
          <table:table-cell office:value-type="float" office:value="1.44775965254266">
            <text:p>1.4477596525</text:p>
          </table:table-cell>
          <table:table-cell office:value-type="float" office:value="1.16297722816467">
            <text:p>1.1629772282</text:p>
          </table:table-cell>
          <table:table-cell office:value-type="float" office:value="1.29431420654201">
            <text:p>1.2943142065</text:p>
          </table:table-cell>
          <table:table-cell office:value-type="float" office:value="6.1218967455604">
            <text:p>6.1218967456</text:p>
          </table:table-cell>
          <table:table-cell office:value-type="float" office:value="15.608152855994">
            <text:p>15.608152856</text:p>
          </table:table-cell>
          <table:table-cell office:value-type="float" office:value="8.95647245868845">
            <text:p>8.956472458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23">
            <text:p>923</text:p>
          </table:table-cell>
          <table:table-cell office:value-type="float" office:value="1931">
            <text:p>1931</text:p>
          </table:table-cell>
          <table:table-cell office:value-type="float" office:value="63">
            <text:p>63</text:p>
          </table:table-cell>
          <table:table-cell office:value-type="float" office:value="68.25">
            <text:p>68.25</text:p>
          </table:table-cell>
          <table:table-cell office:value-type="float" office:value="59.875">
            <text:p>59.875</text:p>
          </table:table-cell>
          <table:table-cell office:value-type="float" office:value="0.192073170731707">
            <text:p>0.1920731707</text:p>
          </table:table-cell>
          <table:table-cell office:value-type="float" office:value="0.073943661971831">
            <text:p>0.073943662</text:p>
          </table:table-cell>
          <table:table-cell office:value-type="float" office:value="0.0310072501294666">
            <text:p>0.0310072501</text:p>
          </table:table-cell>
          <table:table-cell office:value-type="float" office:value="1.74456461927424">
            <text:p>1.7445646193</text:p>
          </table:table-cell>
          <table:table-cell office:value-type="float" office:value="1.26951944058719">
            <text:p>1.2695194406</text:p>
          </table:table-cell>
          <table:table-cell office:value-type="float" office:value="1.11040981659189">
            <text:p>1.1104098166</text:p>
          </table:table-cell>
          <table:table-cell office:value-type="float" office:value="3.94519660035425">
            <text:p>3.9451966004</text:p>
          </table:table-cell>
          <table:table-cell office:value-type="float" office:value="9.71644376379255">
            <text:p>9.7164437638</text:p>
          </table:table-cell>
          <table:table-cell office:value-type="float" office:value="22.6991681163656">
            <text:p>22.699168116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14">
            <text:p>1014</text:p>
          </table:table-cell>
          <table:table-cell office:value-type="float" office:value="2292">
            <text:p>2292</text:p>
          </table:table-cell>
          <table:table-cell office:value-type="float" office:value="76">
            <text:p>76</text:p>
          </table:table-cell>
          <table:table-cell office:value-type="float" office:value="181.375">
            <text:p>181.375</text:p>
          </table:table-cell>
          <table:table-cell office:value-type="float" office:value="80.625">
            <text:p>80.625</text:p>
          </table:table-cell>
          <table:table-cell office:value-type="float" office:value="0.211111111111111">
            <text:p>0.2111111111</text:p>
          </table:table-cell>
          <table:table-cell office:value-type="float" office:value="0.178870808678501">
            <text:p>0.1788708087</text:p>
          </table:table-cell>
          <table:table-cell office:value-type="float" office:value="0.0351767015706806">
            <text:p>0.0351767016</text:p>
          </table:table-cell>
          <table:table-cell office:value-type="float" office:value="1.82624197530864">
            <text:p>1.8262419753</text:p>
          </table:table-cell>
          <table:table-cell office:value-type="float" office:value="1.68875757212146">
            <text:p>1.6887575721</text:p>
          </table:table-cell>
          <table:table-cell office:value-type="float" office:value="1.12554376015083">
            <text:p>1.1255437602</text:p>
          </table:table-cell>
          <table:table-cell office:value-type="float" office:value="3.61884541830164">
            <text:p>3.6188454183</text:p>
          </table:table-cell>
          <table:table-cell office:value-type="float" office:value="4.21220013923434">
            <text:p>4.2122001392</text:p>
          </table:table-cell>
          <table:table-cell office:value-type="float" office:value="20.0493002351944">
            <text:p>20.049300235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99">
            <text:p>1199</text:p>
          </table:table-cell>
          <table:table-cell office:value-type="float" office:value="3103">
            <text:p>3103</text:p>
          </table:table-cell>
          <table:table-cell office:value-type="float" office:value="96.875">
            <text:p>96.875</text:p>
          </table:table-cell>
          <table:table-cell office:value-type="float" office:value="-4">
            <text:p>-4</text:p>
          </table:table-cell>
          <table:table-cell office:value-type="float" office:value="40.5">
            <text:p>40.5</text:p>
          </table:table-cell>
          <table:table-cell office:value-type="float" office:value="0.260416666666667">
            <text:p>0.2604166667</text:p>
          </table:table-cell>
          <table:table-cell office:value-type="float" office:value="-0.00333611342785655">
            <text:p>-0.0033361134</text:p>
          </table:table-cell>
          <table:table-cell office:value-type="float" office:value="0.0130518852723171">
            <text:p>0.0130518853</text:p>
          </table:table-cell>
          <table:table-cell office:value-type="float" office:value="2.04437934027778">
            <text:p>2.0443793403</text:p>
          </table:table-cell>
          <table:table-cell office:value-type="float" office:value="0.988345417121997">
            <text:p>0.9883454171</text:p>
          </table:table-cell>
          <table:table-cell office:value-type="float" office:value="1.04601548780307">
            <text:p>1.0460154878</text:p>
          </table:table-cell>
          <table:table-cell office:value-type="float" office:value="2.99490204880083">
            <text:p>2.99490204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593">
            <text:p>593</text:p>
          </table:table-cell>
          <table:table-cell office:value-type="float" office:value="1208">
            <text:p>1208</text:p>
          </table:table-cell>
          <table:table-cell office:value-type="float" office:value="2702">
            <text:p>2702</text:p>
          </table:table-cell>
          <table:table-cell office:value-type="float" office:value="54.625">
            <text:p>54.625</text:p>
          </table:table-cell>
          <table:table-cell office:value-type="float" office:value="94.5">
            <text:p>94.5</text:p>
          </table:table-cell>
          <table:table-cell office:value-type="float" office:value="200.125">
            <text:p>200.125</text:p>
          </table:table-cell>
          <table:table-cell office:value-type="float" office:value="0.0921163575042158">
            <text:p>0.0921163575</text:p>
          </table:table-cell>
          <table:table-cell office:value-type="float" office:value="0.0782284768211921">
            <text:p>0.0782284768</text:p>
          </table:table-cell>
          <table:table-cell office:value-type="float" office:value="0.0740655070318283">
            <text:p>0.074065507</text:p>
          </table:table-cell>
          <table:table-cell office:value-type="float" office:value="1.33903868097165">
            <text:p>1.339038681</text:p>
          </table:table-cell>
          <table:table-cell office:value-type="float" office:value="1.28579427026227">
            <text:p>1.2857942703</text:p>
          </table:table-cell>
          <table:table-cell office:value-type="float" office:value="1.26998124530189">
            <text:p>1.2699812453</text:p>
          </table:table-cell>
          <table:table-cell office:value-type="float" office:value="7.86617597614">
            <text:p>7.8661759761</text:p>
          </table:table-cell>
          <table:table-cell office:value-type="float" office:value="9.20277146859942">
            <text:p>9.2027714686</text:p>
          </table:table-cell>
          <table:table-cell office:value-type="float" office:value="9.70101607406604">
            <text:p>9.701016074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1256">
            <text:p>1256</text:p>
          </table:table-cell>
          <table:table-cell office:value-type="float" office:value="2744">
            <text:p>2744</text:p>
          </table:table-cell>
          <table:table-cell office:value-type="float" office:value="77">
            <text:p>77</text:p>
          </table:table-cell>
          <table:table-cell office:value-type="float" office:value="184">
            <text:p>184</text:p>
          </table:table-cell>
          <table:table-cell office:value-type="float" office:value="123.75">
            <text:p>123.75</text:p>
          </table:table-cell>
          <table:table-cell office:value-type="float" office:value="0.111111111111111">
            <text:p>0.1111111111</text:p>
          </table:table-cell>
          <table:table-cell office:value-type="float" office:value="0.146496815286624">
            <text:p>0.1464968153</text:p>
          </table:table-cell>
          <table:table-cell office:value-type="float" office:value="0.0450983965014577">
            <text:p>0.0450983965</text:p>
          </table:table-cell>
          <table:table-cell office:value-type="float" office:value="1.41308641975309">
            <text:p>1.4130864198</text:p>
          </table:table-cell>
          <table:table-cell office:value-type="float" office:value="1.55480303460587">
            <text:p>1.5548030346</text:p>
          </table:table-cell>
          <table:table-cell office:value-type="float" office:value="1.16183076387443">
            <text:p>1.1618307639</text:p>
          </table:table-cell>
          <table:table-cell office:value-type="float" office:value="6.57881347896058">
            <text:p>6.578813479</text:p>
          </table:table-cell>
          <table:table-cell office:value-type="float" office:value="5.07016223753108">
            <text:p>5.0701622375</text:p>
          </table:table-cell>
          <table:table-cell office:value-type="float" office:value="15.7136892623861">
            <text:p>15.713689262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717">
            <text:p>717</text:p>
          </table:table-cell>
          <table:table-cell office:value-type="float" office:value="1378">
            <text:p>1378</text:p>
          </table:table-cell>
          <table:table-cell office:value-type="float" office:value="3148">
            <text:p>3148</text:p>
          </table:table-cell>
          <table:table-cell office:value-type="float" office:value="23.25">
            <text:p>23.25</text:p>
          </table:table-cell>
          <table:table-cell office:value-type="float" office:value="40">
            <text:p>40</text:p>
          </table:table-cell>
          <table:table-cell office:value-type="float" office:value="132.25">
            <text:p>132.25</text:p>
          </table:table-cell>
          <table:table-cell office:value-type="float" office:value="0.0324267782426778">
            <text:p>0.0324267782</text:p>
          </table:table-cell>
          <table:table-cell office:value-type="float" office:value="0.0290275761973875">
            <text:p>0.0290275762</text:p>
          </table:table-cell>
          <table:table-cell office:value-type="float" office:value="0.0420108005082592">
            <text:p>0.0420108005</text:p>
          </table:table-cell>
          <table:table-cell office:value-type="float" office:value="1.11555465590588">
            <text:p>1.1155546559</text:p>
          </table:table-cell>
          <table:table-cell office:value-type="float" office:value="1.10324801304345">
            <text:p>1.103248013</text:p>
          </table:table-cell>
          <table:table-cell office:value-type="float" office:value="1.15049702020322">
            <text:p>1.1504970202</text:p>
          </table:table-cell>
          <table:table-cell office:value-type="float" office:value="21.7204949698735">
            <text:p>21.7204949699</text:p>
          </table:table-cell>
          <table:table-cell office:value-type="float" office:value="24.2238411589132">
            <text:p>24.2238411589</text:p>
          </table:table-cell>
          <table:table-cell office:value-type="float" office:value="16.8434580389787">
            <text:p>16.84345803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08">
            <text:p>808</text:p>
          </table:table-cell>
          <table:table-cell office:value-type="float" office:value="1623">
            <text:p>1623</text:p>
          </table:table-cell>
          <table:table-cell office:value-type="float" office:value="3720">
            <text:p>3720</text:p>
          </table:table-cell>
          <table:table-cell office:value-type="float" office:value="39.125">
            <text:p>39.125</text:p>
          </table:table-cell>
          <table:table-cell office:value-type="float" office:value="149.5">
            <text:p>149.5</text:p>
          </table:table-cell>
          <table:table-cell office:value-type="float" office:value="71.625">
            <text:p>71.625</text:p>
          </table:table-cell>
          <table:table-cell office:value-type="float" office:value="0.0484220297029703">
            <text:p>0.0484220297</text:p>
          </table:table-cell>
          <table:table-cell office:value-type="float" office:value="0.09211337030191">
            <text:p>0.0921133703</text:p>
          </table:table-cell>
          <table:table-cell office:value-type="float" office:value="0.0192540322580645">
            <text:p>0.0192540323</text:p>
          </table:table-cell>
          <table:table-cell office:value-type="float" office:value="1.17407270216308">
            <text:p>1.1740727022</text:p>
          </table:table-cell>
          <table:table-cell office:value-type="float" office:value="1.3390271471139">
            <text:p>1.3390271471</text:p>
          </table:table-cell>
          <table:table-cell office:value-type="float" office:value="1.06811571970929">
            <text:p>1.0681157197</text:p>
          </table:table-cell>
          <table:table-cell office:value-type="float" office:value="14.6585496025762">
            <text:p>14.6585496026</text:p>
          </table:table-cell>
          <table:table-cell office:value-type="float" office:value="7.86642015701951">
            <text:p>7.866420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857">
            <text:p>857</text:p>
          </table:table-cell>
          <table:table-cell office:value-type="float" office:value="1837">
            <text:p>1837</text:p>
          </table:table-cell>
          <table:table-cell office:value-type="float" office:value="3952">
            <text:p>3952</text:p>
          </table:table-cell>
          <table:table-cell office:value-type="float" office:value="78.5">
            <text:p>78.5</text:p>
          </table:table-cell>
          <table:table-cell office:value-type="float" office:value="98.5">
            <text:p>98.5</text:p>
          </table:table-cell>
          <table:table-cell office:value-type="float" office:value="209.5">
            <text:p>209.5</text:p>
          </table:table-cell>
          <table:table-cell office:value-type="float" office:value="0.0915985997666278">
            <text:p>0.0915985998</text:p>
          </table:table-cell>
          <table:table-cell office:value-type="float" office:value="0.0536200326619488">
            <text:p>0.0536200327</text:p>
          </table:table-cell>
          <table:table-cell office:value-type="float" office:value="0.0530111336032389">
            <text:p>0.0530111336</text:p>
          </table:table-cell>
          <table:table-cell office:value-type="float" office:value="1.33704009400244">
            <text:p>1.337040094</text:p>
          </table:table-cell>
          <table:table-cell office:value-type="float" office:value="1.19330532580605">
            <text:p>1.1933053258</text:p>
          </table:table-cell>
          <table:table-cell office:value-type="float" office:value="1.1910469209717">
            <text:p>1.191046921</text:p>
          </table:table-cell>
          <table:table-cell office:value-type="float" office:value="7.90873640058517">
            <text:p>7.9087364006</text:p>
          </table:table-cell>
          <table:table-cell office:value-type="float" office:value="13.2705756872427">
            <text:p>13.2705756872</text:p>
          </table:table-cell>
          <table:table-cell office:value-type="float" office:value="13.419092027554">
            <text:p>13.419092027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95">
            <text:p>795</text:p>
          </table:table-cell>
          <table:table-cell office:value-type="float" office:value="1702">
            <text:p>1702</text:p>
          </table:table-cell>
          <table:table-cell office:value-type="float" office:value="4084">
            <text:p>4084</text:p>
          </table:table-cell>
          <table:table-cell office:value-type="float" office:value="27.25">
            <text:p>27.25</text:p>
          </table:table-cell>
          <table:table-cell office:value-type="float" office:value="118.75">
            <text:p>118.75</text:p>
          </table:table-cell>
          <table:table-cell office:value-type="float" office:value="76.125">
            <text:p>76.125</text:p>
          </table:table-cell>
          <table:table-cell office:value-type="float" office:value="0.0342767295597484">
            <text:p>0.0342767296</text:p>
          </table:table-cell>
          <table:table-cell office:value-type="float" office:value="0.0697708578143361">
            <text:p>0.0697708578</text:p>
          </table:table-cell>
          <table:table-cell office:value-type="float" office:value="0.0186398139079334">
            <text:p>0.0186398139</text:p>
          </table:table-cell>
          <table:table-cell office:value-type="float" office:value="1.12227134607017">
            <text:p>1.1222713461</text:p>
          </table:table-cell>
          <table:table-cell office:value-type="float" office:value="1.25373922864647">
            <text:p>1.2537392286</text:p>
          </table:table-cell>
          <table:table-cell office:value-type="float" office:value="1.06592033629631">
            <text:p>1.0659203363</text:p>
          </table:table-cell>
          <table:table-cell office:value-type="float" office:value="20.5667189585825">
            <text:p>20.5667189586</text:p>
          </table:table-cell>
          <table:table-cell office:value-type="float" office:value="10.2773013089654">
            <text:p>10.277301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88">
            <text:p>888</text:p>
          </table:table-cell>
          <table:table-cell office:value-type="float" office:value="1898">
            <text:p>1898</text:p>
          </table:table-cell>
          <table:table-cell office:value-type="float" office:value="4811">
            <text:p>4811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3.25">
            <text:p>33.25</text:p>
          </table:table-cell>
          <table:table-cell office:value-type="float" office:value="0.0422297297297297">
            <text:p>0.0422297297</text:p>
          </table:table-cell>
          <table:table-cell office:value-type="float" office:value="0.0197576396206533">
            <text:p>0.0197576396</text:p>
          </table:table-cell>
          <table:table-cell office:value-type="float" office:value="0.00691124506339638">
            <text:p>0.0069112451</text:p>
          </table:table-cell>
          <table:table-cell office:value-type="float" office:value="1.15129942019722">
            <text:p>1.1512994202</text:p>
          </table:table-cell>
          <table:table-cell office:value-type="float" office:value="1.06991685274611">
            <text:p>1.0699168527</text:p>
          </table:table-cell>
          <table:table-cell office:value-type="float" office:value="1.02428297772621">
            <text:p>1.0242829777</text:p>
          </table:table-cell>
          <table:table-cell office:value-type="float" office:value="16.7579097087846">
            <text:p>16.75790970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79">
            <text:p>1079</text:p>
          </table:table-cell>
          <table:table-cell office:value-type="float" office:value="2046">
            <text:p>2046</text:p>
          </table:table-cell>
          <table:table-cell office:value-type="float" office:value="4115">
            <text:p>4115</text:p>
          </table:table-cell>
          <table:table-cell office:value-type="float" office:value="21.125">
            <text:p>21.125</text:p>
          </table:table-cell>
          <table:table-cell office:value-type="float" office:value="112.75">
            <text:p>112.75</text:p>
          </table:table-cell>
          <table:table-cell office:value-type="float" office:value="280.25">
            <text:p>280.25</text:p>
          </table:table-cell>
          <table:table-cell office:value-type="float" office:value="0.019578313253012">
            <text:p>0.0195783133</text:p>
          </table:table-cell>
          <table:table-cell office:value-type="float" office:value="0.0551075268817204">
            <text:p>0.0551075269</text:p>
          </table:table-cell>
          <table:table-cell office:value-type="float" office:value="0.0681044957472661">
            <text:p>0.0681044957</text:p>
          </table:table-cell>
          <table:table-cell office:value-type="float" office:value="1.06927538467122">
            <text:p>1.0692753847</text:p>
          </table:table-cell>
          <table:table-cell office:value-type="float" office:value="1.1988285495433">
            <text:p>1.1988285495</text:p>
          </table:table-cell>
          <table:table-cell office:value-type="float" office:value="1.24745665090377">
            <text:p>1.2474566509</text:p>
          </table:table-cell>
          <table:table-cell office:value-type="float" office:value="0">
            <text:p>0</text:p>
          </table:table-cell>
          <table:table-cell office:value-type="float" office:value="12.9215606388453">
            <text:p>12.9215606388</text:p>
          </table:table-cell>
          <table:table-cell office:value-type="float" office:value="10.5204689610898">
            <text:p>10.520468961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68">
            <text:p>1068</text:p>
          </table:table-cell>
          <table:table-cell office:value-type="float" office:value="2291">
            <text:p>2291</text:p>
          </table:table-cell>
          <table:table-cell office:value-type="float" office:value="5219">
            <text:p>5219</text:p>
          </table:table-cell>
          <table:table-cell office:value-type="float" office:value="48.75">
            <text:p>48.75</text:p>
          </table:table-cell>
          <table:table-cell office:value-type="float" office:value="40.125">
            <text:p>40.125</text:p>
          </table:table-cell>
          <table:table-cell office:value-type="float" office:value="237.875">
            <text:p>237.875</text:p>
          </table:table-cell>
          <table:table-cell office:value-type="float" office:value="0.0456460674157303">
            <text:p>0.0456460674</text:p>
          </table:table-cell>
          <table:table-cell office:value-type="float" office:value="0.0175141859450022">
            <text:p>0.0175141859</text:p>
          </table:table-cell>
          <table:table-cell office:value-type="float" office:value="0.0455786549147346">
            <text:p>0.0455786549</text:p>
          </table:table-cell>
          <table:table-cell office:value-type="float" office:value="1.16384502035728">
            <text:p>1.1638450204</text:p>
          </table:table-cell>
          <table:table-cell office:value-type="float" office:value="1.06190087435777">
            <text:p>1.0619008744</text:p>
          </table:table-cell>
          <table:table-cell office:value-type="float" office:value="1.16359702321789">
            <text:p>1.1635970232</text:p>
          </table:table-cell>
          <table:table-cell office:value-type="float" office:value="15.5292506162605">
            <text:p>15.5292506163</text:p>
          </table:table-cell>
          <table:table-cell office:value-type="float" office:value="0">
            <text:p>0</text:p>
          </table:table-cell>
          <table:table-cell office:value-type="float" office:value="15.5517138888147">
            <text:p>15.551713888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50">
            <text:p>1150</text:p>
          </table:table-cell>
          <table:table-cell office:value-type="float" office:value="2163">
            <text:p>2163</text:p>
          </table:table-cell>
          <table:table-cell office:value-type="float" office:value="3654">
            <text:p>3654</text:p>
          </table:table-cell>
          <table:table-cell office:value-type="float" office:value="68">
            <text:p>68</text:p>
          </table:table-cell>
          <table:table-cell office:value-type="float" office:value="153.75">
            <text:p>153.75</text:p>
          </table:table-cell>
          <table:table-cell office:value-type="float" office:value="260.375">
            <text:p>260.375</text:p>
          </table:table-cell>
          <table:table-cell office:value-type="float" office:value="0.0591304347826087">
            <text:p>0.0591304348</text:p>
          </table:table-cell>
          <table:table-cell office:value-type="float" office:value="0.0710818307905687">
            <text:p>0.0710818308</text:p>
          </table:table-cell>
          <table:table-cell office:value-type="float" office:value="0.0712575259989053">
            <text:p>0.071257526</text:p>
          </table:table-cell>
          <table:table-cell office:value-type="float" office:value="1.21380948204159">
            <text:p>1.213809482</text:p>
          </table:table-cell>
          <table:table-cell office:value-type="float" office:value="1.25868955603733">
            <text:p>1.258689556</text:p>
          </table:table-cell>
          <table:table-cell office:value-type="float" office:value="1.25935350561868">
            <text:p>1.2593535056</text:p>
          </table:table-cell>
          <table:table-cell office:value-type="float" office:value="12.065597457257">
            <text:p>12.0655974573</text:p>
          </table:table-cell>
          <table:table-cell office:value-type="float" office:value="10.0940048222239">
            <text:p>10.0940048222</text:p>
          </table:table-cell>
          <table:table-cell office:value-type="float" office:value="10.0699519417891">
            <text:p>10.069951941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206">
            <text:p>1206</text:p>
          </table:table-cell>
          <table:table-cell office:value-type="float" office:value="2354">
            <text:p>2354</text:p>
          </table:table-cell>
          <table:table-cell office:value-type="float" office:value="4157">
            <text:p>4157</text:p>
          </table:table-cell>
          <table:table-cell office:value-type="float" office:value="58">
            <text:p>58</text:p>
          </table:table-cell>
          <table:table-cell office:value-type="float" office:value="177.25">
            <text:p>177.25</text:p>
          </table:table-cell>
          <table:table-cell office:value-type="float" office:value="265.875">
            <text:p>265.875</text:p>
          </table:table-cell>
          <table:table-cell office:value-type="float" office:value="0.0480928689883914">
            <text:p>0.048092869</text:p>
          </table:table-cell>
          <table:table-cell office:value-type="float" office:value="0.0752973661852167">
            <text:p>0.0752973662</text:p>
          </table:table-cell>
          <table:table-cell office:value-type="float" office:value="0.0639583834496031">
            <text:p>0.0639583834</text:p>
          </table:table-cell>
          <table:table-cell office:value-type="float" office:value="1.17285837259254">
            <text:p>1.1728583726</text:p>
          </table:table-cell>
          <table:table-cell office:value-type="float" office:value="1.27465338062294">
            <text:p>1.2746533806</text:p>
          </table:table-cell>
          <table:table-cell office:value-type="float" office:value="1.23187206470804">
            <text:p>1.2318720647</text:p>
          </table:table-cell>
          <table:table-cell office:value-type="float" office:value="14.7565414997948">
            <text:p>14.7565414998</text:p>
          </table:table-cell>
          <table:table-cell office:value-type="float" office:value="9.5478444027045">
            <text:p>9.5478444027</text:p>
          </table:table-cell>
          <table:table-cell office:value-type="float" office:value="11.1804646298064">
            <text:p>11.180464629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434">
            <text:p>1434</text:p>
          </table:table-cell>
          <table:table-cell office:value-type="float" office:value="2705">
            <text:p>2705</text:p>
          </table:table-cell>
          <table:table-cell office:value-type="float" office:value="5828">
            <text:p>5828</text:p>
          </table:table-cell>
          <table:table-cell office:value-type="float" office:value="107.875">
            <text:p>107.875</text:p>
          </table:table-cell>
          <table:table-cell office:value-type="float" office:value="105.625">
            <text:p>105.625</text:p>
          </table:table-cell>
          <table:table-cell office:value-type="float" office:value="285.625">
            <text:p>285.625</text:p>
          </table:table-cell>
          <table:table-cell office:value-type="float" office:value="0.0752266387726639">
            <text:p>0.0752266388</text:p>
          </table:table-cell>
          <table:table-cell office:value-type="float" office:value="0.0390480591497227">
            <text:p>0.0390480591</text:p>
          </table:table-cell>
          <table:table-cell office:value-type="float" office:value="0.0490090940288264">
            <text:p>0.049009094</text:p>
          </table:table-cell>
          <table:table-cell office:value-type="float" office:value="1.27438496817915">
            <text:p>1.2743849682</text:p>
          </table:table-cell>
          <table:table-cell office:value-type="float" office:value="1.13965671883382">
            <text:p>1.1396567188</text:p>
          </table:table-cell>
          <table:table-cell office:value-type="float" office:value="1.17623953604404">
            <text:p>1.176239536</text:p>
          </table:table-cell>
          <table:table-cell office:value-type="float" office:value="9.55650309583442">
            <text:p>9.5565030958</text:p>
          </table:table-cell>
          <table:table-cell office:value-type="float" office:value="18.0954912252785">
            <text:p>18.0954912253</text:p>
          </table:table-cell>
          <table:table-cell office:value-type="float" office:value="14.4870459527631">
            <text:p>14.487045952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572">
            <text:p>1572</text:p>
          </table:table-cell>
          <table:table-cell office:value-type="float" office:value="2874">
            <text:p>2874</text:p>
          </table:table-cell>
          <table:table-cell office:value-type="float" office:value="5079">
            <text:p>5079</text:p>
          </table:table-cell>
          <table:table-cell office:value-type="float" office:value="158.125">
            <text:p>158.125</text:p>
          </table:table-cell>
          <table:table-cell office:value-type="float" office:value="109.25">
            <text:p>109.25</text:p>
          </table:table-cell>
          <table:table-cell office:value-type="float" office:value="231.875">
            <text:p>231.875</text:p>
          </table:table-cell>
          <table:table-cell office:value-type="float" office:value="0.100588422391858">
            <text:p>0.1005884224</text:p>
          </table:table-cell>
          <table:table-cell office:value-type="float" office:value="0.0380132219902575">
            <text:p>0.038013222</text:p>
          </table:table-cell>
          <table:table-cell office:value-type="float" office:value="0.0456536719826738">
            <text:p>0.045653672</text:p>
          </table:table-cell>
          <table:table-cell office:value-type="float" office:value="1.3718908185813">
            <text:p>1.3718908186</text:p>
          </table:table-cell>
          <table:table-cell office:value-type="float" office:value="1.13587848685622">
            <text:p>1.1358784869</text:p>
          </table:table-cell>
          <table:table-cell office:value-type="float" office:value="1.16387299715974">
            <text:p>1.1638729972</text:p>
          </table:table-cell>
          <table:table-cell office:value-type="float" office:value="7.23196228076417">
            <text:p>7.2319622808</text:p>
          </table:table-cell>
          <table:table-cell office:value-type="float" office:value="18.5787892967755">
            <text:p>18.5787892968</text:p>
          </table:table-cell>
          <table:table-cell office:value-type="float" office:value="15.5267207766952">
            <text:p>15.526720776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693">
            <text:p>1693</text:p>
          </table:table-cell>
          <table:table-cell office:value-type="float" office:value="2901">
            <text:p>2901</text:p>
          </table:table-cell>
          <table:table-cell office:value-type="float" office:value="5711">
            <text:p>5711</text:p>
          </table:table-cell>
          <table:table-cell office:value-type="float" office:value="57.875">
            <text:p>57.875</text:p>
          </table:table-cell>
          <table:table-cell office:value-type="float" office:value="266.25">
            <text:p>266.25</text:p>
          </table:table-cell>
          <table:table-cell office:value-type="float" office:value="359.375">
            <text:p>359.375</text:p>
          </table:table-cell>
          <table:table-cell office:value-type="float" office:value="0.0341848789131719">
            <text:p>0.0341848789</text:p>
          </table:table-cell>
          <table:table-cell office:value-type="float" office:value="0.0917786970010341">
            <text:p>0.091778697</text:p>
          </table:table-cell>
          <table:table-cell office:value-type="float" office:value="0.0629268079145509">
            <text:p>0.0629268079</text:p>
          </table:table-cell>
          <table:table-cell office:value-type="float" office:value="1.12193754385087">
            <text:p>1.1219375439</text:p>
          </table:table-cell>
          <table:table-cell office:value-type="float" office:value="1.33773516478111">
            <text:p>1.3377351648</text:p>
          </table:table-cell>
          <table:table-cell office:value-type="float" office:value="1.22800500268338">
            <text:p>1.2280050027</text:p>
          </table:table-cell>
          <table:table-cell office:value-type="float" office:value="20.6210584105479">
            <text:p>20.6210584105</text:p>
          </table:table-cell>
          <table:table-cell office:value-type="float" office:value="7.89387771870869">
            <text:p>7.8938777187</text:p>
          </table:table-cell>
          <table:table-cell office:value-type="float" office:value="11.3581821465028">
            <text:p>11.358182146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780">
            <text:p>1780</text:p>
          </table:table-cell>
          <table:table-cell office:value-type="float" office:value="3149">
            <text:p>3149</text:p>
          </table:table-cell>
          <table:table-cell office:value-type="float" office:value="5990">
            <text:p>5990</text:p>
          </table:table-cell>
          <table:table-cell office:value-type="float" office:value="79.5">
            <text:p>79.5</text:p>
          </table:table-cell>
          <table:table-cell office:value-type="float" office:value="238.25">
            <text:p>238.25</text:p>
          </table:table-cell>
          <table:table-cell office:value-type="float" office:value="431.25">
            <text:p>431.25</text:p>
          </table:table-cell>
          <table:table-cell office:value-type="float" office:value="0.0446629213483146">
            <text:p>0.0446629213</text:p>
          </table:table-cell>
          <table:table-cell office:value-type="float" office:value="0.0756589393458241">
            <text:p>0.0756589393</text:p>
          </table:table-cell>
          <table:table-cell office:value-type="float" office:value="0.0719949916527546">
            <text:p>0.0719949917</text:p>
          </table:table-cell>
          <table:table-cell office:value-type="float" office:value="1.1602299867441">
            <text:p>1.1602299867</text:p>
          </table:table-cell>
          <table:table-cell office:value-type="float" office:value="1.27602586691214">
            <text:p>1.2760258669</text:p>
          </table:table-cell>
          <table:table-cell office:value-type="float" office:value="1.26214169727788">
            <text:p>1.2621416973</text:p>
          </table:table-cell>
          <table:table-cell office:value-type="float" office:value="15.8635715691513">
            <text:p>15.8635715692</text:p>
          </table:table-cell>
          <table:table-cell office:value-type="float" office:value="9.50383218747324">
            <text:p>9.5038321875</text:p>
          </table:table-cell>
          <table:table-cell office:value-type="float" office:value="9.9702720825935">
            <text:p>9.970272082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885">
            <text:p>1885</text:p>
          </table:table-cell>
          <table:table-cell office:value-type="float" office:value="3266">
            <text:p>3266</text:p>
          </table:table-cell>
          <table:table-cell office:value-type="float" office:value="6369">
            <text:p>6369</text:p>
          </table:table-cell>
          <table:table-cell office:value-type="float" office:value="86">
            <text:p>86</text:p>
          </table:table-cell>
          <table:table-cell office:value-type="float" office:value="180.875">
            <text:p>180.875</text:p>
          </table:table-cell>
          <table:table-cell office:value-type="float" office:value="431.25">
            <text:p>431.25</text:p>
          </table:table-cell>
          <table:table-cell office:value-type="float" office:value="0.0456233421750663">
            <text:p>0.0456233422</text:p>
          </table:table-cell>
          <table:table-cell office:value-type="float" office:value="0.0553812002449479">
            <text:p>0.0553812002</text:p>
          </table:table-cell>
          <table:table-cell office:value-type="float" office:value="0.0677107866227037">
            <text:p>0.0677107866</text:p>
          </table:table-cell>
          <table:table-cell office:value-type="float" office:value="1.16376141674113">
            <text:p>1.1637614167</text:p>
          </table:table-cell>
          <table:table-cell office:value-type="float" office:value="1.19984567244484">
            <text:p>1.1998456724</text:p>
          </table:table-cell>
          <table:table-cell office:value-type="float" office:value="1.24597386440459">
            <text:p>1.2459738644</text:p>
          </table:table-cell>
          <table:table-cell office:value-type="float" office:value="15.5368157316183">
            <text:p>15.5368157316</text:p>
          </table:table-cell>
          <table:table-cell office:value-type="float" office:value="12.8593894248129">
            <text:p>12.8593894248</text:p>
          </table:table-cell>
          <table:table-cell office:value-type="float" office:value="10.5796692080236">
            <text:p>10.57966920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1948">
            <text:p>1948</text:p>
          </table:table-cell>
          <table:table-cell office:value-type="float" office:value="3464">
            <text:p>3464</text:p>
          </table:table-cell>
          <table:table-cell office:value-type="float" office:value="6091">
            <text:p>6091</text:p>
          </table:table-cell>
          <table:table-cell office:value-type="float" office:value="72.875">
            <text:p>72.875</text:p>
          </table:table-cell>
          <table:table-cell office:value-type="float" office:value="218.25">
            <text:p>218.25</text:p>
          </table:table-cell>
          <table:table-cell office:value-type="float" office:value="475.25">
            <text:p>475.25</text:p>
          </table:table-cell>
          <table:table-cell office:value-type="float" office:value="0.0374101642710472">
            <text:p>0.0374101643</text:p>
          </table:table-cell>
          <table:table-cell office:value-type="float" office:value="0.0630051963048499">
            <text:p>0.0630051963</text:p>
          </table:table-cell>
          <table:table-cell office:value-type="float" office:value="0.0780249548514201">
            <text:p>0.0780249549</text:p>
          </table:table-cell>
          <table:table-cell office:value-type="float" office:value="1.13367863491461">
            <text:p>1.1336786349</text:p>
          </table:table-cell>
          <table:table-cell office:value-type="float" office:value="1.22829871039934">
            <text:p>1.2282987104</text:p>
          </table:table-cell>
          <table:table-cell office:value-type="float" office:value="1.28501961339592">
            <text:p>1.2850196134</text:p>
          </table:table-cell>
          <table:table-cell office:value-type="float" office:value="18.8727637796368">
            <text:p>18.8727637796</text:p>
          </table:table-cell>
          <table:table-cell office:value-type="float" office:value="11.3444733263623">
            <text:p>11.3444733264</text:p>
          </table:table-cell>
          <table:table-cell office:value-type="float" office:value="9.22589441364062">
            <text:p>9.225894413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72">
            <text:p>1772</text:p>
          </table:table-cell>
          <table:table-cell office:value-type="float" office:value="3402">
            <text:p>3402</text:p>
          </table:table-cell>
          <table:table-cell office:value-type="float" office:value="6340">
            <text:p>6340</text:p>
          </table:table-cell>
          <table:table-cell office:value-type="float" office:value="104.875">
            <text:p>104.875</text:p>
          </table:table-cell>
          <table:table-cell office:value-type="float" office:value="227.375">
            <text:p>227.375</text:p>
          </table:table-cell>
          <table:table-cell office:value-type="float" office:value="366.125">
            <text:p>366.125</text:p>
          </table:table-cell>
          <table:table-cell office:value-type="float" office:value="0.0591845372460497">
            <text:p>0.0591845372</text:p>
          </table:table-cell>
          <table:table-cell office:value-type="float" office:value="0.0668356848912404">
            <text:p>0.0668356849</text:p>
          </table:table-cell>
          <table:table-cell office:value-type="float" office:value="0.0577484227129338">
            <text:p>0.0577484227</text:p>
          </table:table-cell>
          <table:table-cell office:value-type="float" office:value="1.21401138688127">
            <text:p>1.2140113869</text:p>
          </table:table-cell>
          <table:table-cell office:value-type="float" office:value="1.24268023431811">
            <text:p>1.2426802343</text:p>
          </table:table-cell>
          <table:table-cell office:value-type="float" office:value="1.2086558449339">
            <text:p>1.2086558449</text:p>
          </table:table-cell>
          <table:table-cell office:value-type="float" office:value="12.0548787424117">
            <text:p>12.0548787424</text:p>
          </table:table-cell>
          <table:table-cell office:value-type="float" office:value="10.7137514126154">
            <text:p>10.7137514126</text:p>
          </table:table-cell>
          <table:table-cell office:value-type="float" office:value="12.3462072491868">
            <text:p>12.346207249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944">
            <text:p>1944</text:p>
          </table:table-cell>
          <table:table-cell office:value-type="float" office:value="3936">
            <text:p>3936</text:p>
          </table:table-cell>
          <table:table-cell office:value-type="float" office:value="7320">
            <text:p>7320</text:p>
          </table:table-cell>
          <table:table-cell office:value-type="float" office:value="135.25">
            <text:p>135.25</text:p>
          </table:table-cell>
          <table:table-cell office:value-type="float" office:value="325">
            <text:p>325</text:p>
          </table:table-cell>
          <table:table-cell office:value-type="float" office:value="420.75">
            <text:p>420.75</text:p>
          </table:table-cell>
          <table:table-cell office:value-type="float" office:value="0.0695730452674897">
            <text:p>0.0695730453</text:p>
          </table:table-cell>
          <table:table-cell office:value-type="float" office:value="0.0825711382113821">
            <text:p>0.0825711382</text:p>
          </table:table-cell>
          <table:table-cell office:value-type="float" office:value="0.0574795081967213">
            <text:p>0.0574795082</text:p>
          </table:table-cell>
          <table:table-cell office:value-type="float" office:value="1.25299285934669">
            <text:p>1.2529928593</text:p>
          </table:table-cell>
          <table:table-cell office:value-type="float" office:value="1.30236224975626">
            <text:p>1.3023622498</text:p>
          </table:table-cell>
          <table:table-cell office:value-type="float" office:value="1.2076539106591">
            <text:p>1.2076539107</text:p>
          </table:table-cell>
          <table:table-cell office:value-type="float" office:value="10.3055584609329">
            <text:p>10.3055584609</text:p>
          </table:table-cell>
          <table:table-cell office:value-type="float" office:value="8.73653682341289">
            <text:p>8.7365368234</text:p>
          </table:table-cell>
          <table:table-cell office:value-type="float" office:value="12.4023766888568">
            <text:p>12.402376688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63">
            <text:p>63</text:p>
          </table:table-cell>
          <table:table-cell office:value-type="float" office:value="2132">
            <text:p>2132</text:p>
          </table:table-cell>
          <table:table-cell office:value-type="float" office:value="4080">
            <text:p>4080</text:p>
          </table:table-cell>
          <table:table-cell office:value-type="float" office:value="8103">
            <text:p>8103</text:p>
          </table:table-cell>
          <table:table-cell office:value-type="float" office:value="104.875">
            <text:p>104.875</text:p>
          </table:table-cell>
          <table:table-cell office:value-type="float" office:value="274.25">
            <text:p>274.25</text:p>
          </table:table-cell>
          <table:table-cell office:value-type="float" office:value="264.75">
            <text:p>264.75</text:p>
          </table:table-cell>
          <table:table-cell office:value-type="float" office:value="0.0491909005628518">
            <text:p>0.0491909006</text:p>
          </table:table-cell>
          <table:table-cell office:value-type="float" office:value="0.067218137254902">
            <text:p>0.0672181373</text:p>
          </table:table-cell>
          <table:table-cell office:value-type="float" office:value="0.0326730840429471">
            <text:p>0.032673084</text:p>
          </table:table-cell>
          <table:table-cell office:value-type="float" office:value="1.17691085157842">
            <text:p>1.1769108516</text:p>
          </table:table-cell>
          <table:table-cell office:value-type="float" office:value="1.24411930522515">
            <text:p>1.2441193052</text:p>
          </table:table-cell>
          <table:table-cell office:value-type="float" office:value="1.11644815377523">
            <text:p>1.1164481538</text:p>
          </table:table-cell>
          <table:table-cell office:value-type="float" office:value="14.4347634162358">
            <text:p>14.4347634162</text:p>
          </table:table-cell>
          <table:table-cell office:value-type="float" office:value="10.6547231156165">
            <text:p>10.6547231156</text:p>
          </table:table-cell>
          <table:table-cell office:value-type="float" office:value="21.5593401494617">
            <text:p>21.559340149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5">
            <text:p>2275</text:p>
          </table:table-cell>
          <table:table-cell office:value-type="float" office:value="4047">
            <text:p>4047</text:p>
          </table:table-cell>
          <table:table-cell office:value-type="float" office:value="7978">
            <text:p>7978</text:p>
          </table:table-cell>
          <table:table-cell office:value-type="float" office:value="183">
            <text:p>183</text:p>
          </table:table-cell>
          <table:table-cell office:value-type="float" office:value="166">
            <text:p>166</text:p>
          </table:table-cell>
          <table:table-cell office:value-type="float" office:value="270.875">
            <text:p>270.875</text:p>
          </table:table-cell>
          <table:table-cell office:value-type="float" office:value="0.0804395604395604">
            <text:p>0.0804395604</text:p>
          </table:table-cell>
          <table:table-cell office:value-type="float" office:value="0.0410180380528787">
            <text:p>0.0410180381</text:p>
          </table:table-cell>
          <table:table-cell office:value-type="float" office:value="0.0339527450488844">
            <text:p>0.033952745</text:p>
          </table:table-cell>
          <table:table-cell office:value-type="float" office:value="1.29422068639053">
            <text:p>1.2942206864</text:p>
          </table:table-cell>
          <table:table-cell office:value-type="float" office:value="1.14686079289866">
            <text:p>1.1468607929</text:p>
          </table:table-cell>
          <table:table-cell office:value-type="float" office:value="1.12109407390795">
            <text:p>1.1210940739</text:p>
          </table:table-cell>
          <table:table-cell office:value-type="float" office:value="8.95909872562342">
            <text:p>8.9590987256</text:p>
          </table:table-cell>
          <table:table-cell office:value-type="float" office:value="17.2428458759761">
            <text:p>17.242845876</text:p>
          </table:table-cell>
          <table:table-cell office:value-type="float" office:value="20.7597006745755">
            <text:p>20.759700674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2536">
            <text:p>2536</text:p>
          </table:table-cell>
          <table:table-cell office:value-type="float" office:value="4511">
            <text:p>4511</text:p>
          </table:table-cell>
          <table:table-cell office:value-type="float" office:value="9369">
            <text:p>9369</text:p>
          </table:table-cell>
          <table:table-cell office:value-type="float" office:value="191.75">
            <text:p>191.75</text:p>
          </table:table-cell>
          <table:table-cell office:value-type="float" office:value="263.75">
            <text:p>263.75</text:p>
          </table:table-cell>
          <table:table-cell office:value-type="float" office:value="414.75">
            <text:p>414.75</text:p>
          </table:table-cell>
          <table:table-cell office:value-type="float" office:value="0.0756111987381703">
            <text:p>0.0756111987</text:p>
          </table:table-cell>
          <table:table-cell office:value-type="float" office:value="0.0584681888716471">
            <text:p>0.0584681889</text:p>
          </table:table-cell>
          <table:table-cell office:value-type="float" office:value="0.0442683317323087">
            <text:p>0.0442683317</text:p>
          </table:table-cell>
          <table:table-cell office:value-type="float" office:value="1.27584462019786">
            <text:p>1.2758446202</text:p>
          </table:table-cell>
          <table:table-cell office:value-type="float" office:value="1.21133897810623">
            <text:p>1.2113389781</text:p>
          </table:table-cell>
          <table:table-cell office:value-type="float" office:value="1.15878014404403">
            <text:p>1.158780144</text:p>
          </table:table-cell>
          <table:table-cell office:value-type="float" office:value="9.50961926655584">
            <text:p>9.5096192666</text:p>
          </table:table-cell>
          <table:table-cell office:value-type="float" office:value="12.1984078836641">
            <text:p>12.1984078837</text:p>
          </table:table-cell>
          <table:table-cell office:value-type="float" office:value="16.0019279931286">
            <text:p>16.001927993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2796">
            <text:p>2796</text:p>
          </table:table-cell>
          <table:table-cell office:value-type="float" office:value="5055">
            <text:p>5055</text:p>
          </table:table-cell>
          <table:table-cell office:value-type="float" office:value="9153">
            <text:p>9153</text:p>
          </table:table-cell>
          <table:table-cell office:value-type="float" office:value="190.375">
            <text:p>190.375</text:p>
          </table:table-cell>
          <table:table-cell office:value-type="float" office:value="174.5">
            <text:p>174.5</text:p>
          </table:table-cell>
          <table:table-cell office:value-type="float" office:value="336.625">
            <text:p>336.625</text:p>
          </table:table-cell>
          <table:table-cell office:value-type="float" office:value="0.0680883404864092">
            <text:p>0.0680883405</text:p>
          </table:table-cell>
          <table:table-cell office:value-type="float" office:value="0.0345202769535114">
            <text:p>0.034520277</text:p>
          </table:table-cell>
          <table:table-cell office:value-type="float" office:value="0.0367775592701846">
            <text:p>0.0367775593</text:p>
          </table:table-cell>
          <table:table-cell office:value-type="float" office:value="1.24739579503841">
            <text:p>1.247395795</text:p>
          </table:table-cell>
          <table:table-cell office:value-type="float" office:value="1.12315660239835">
            <text:p>1.1231566024</text:p>
          </table:table-cell>
          <table:table-cell office:value-type="float" office:value="1.13137253162276">
            <text:p>1.1313725316</text:p>
          </table:table-cell>
          <table:table-cell office:value-type="float" office:value="10.5228846887163">
            <text:p>10.5228846887</text:p>
          </table:table-cell>
          <table:table-cell office:value-type="float" office:value="20.4240344930615">
            <text:p>20.4240344931</text:p>
          </table:table-cell>
          <table:table-cell office:value-type="float" office:value="19.1915015787843">
            <text:p>19.191501578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97">
            <text:p>97</text:p>
          </table:table-cell>
          <table:table-cell office:value-type="float" office:value="2549">
            <text:p>2549</text:p>
          </table:table-cell>
          <table:table-cell office:value-type="float" office:value="5055">
            <text:p>5055</text:p>
          </table:table-cell>
          <table:table-cell office:value-type="float" office:value="8410">
            <text:p>8410</text:p>
          </table:table-cell>
          <table:table-cell office:value-type="float" office:value="244">
            <text:p>244</text:p>
          </table:table-cell>
          <table:table-cell office:value-type="float" office:value="265.5">
            <text:p>265.5</text:p>
          </table:table-cell>
          <table:table-cell office:value-type="float" office:value="440.5">
            <text:p>440.5</text:p>
          </table:table-cell>
          <table:table-cell office:value-type="float" office:value="0.095723813260102">
            <text:p>0.0957238133</text:p>
          </table:table-cell>
          <table:table-cell office:value-type="float" office:value="0.0525222551928783">
            <text:p>0.0525222552</text:p>
          </table:table-cell>
          <table:table-cell office:value-type="float" office:value="0.0523781212841855">
            <text:p>0.0523781213</text:p>
          </table:table-cell>
          <table:table-cell office:value-type="float" office:value="1.35299292132346">
            <text:p>1.3529929213</text:p>
          </table:table-cell>
          <table:table-cell office:value-type="float" office:value="1.18923472426454">
            <text:p>1.1892347243</text:p>
          </table:table-cell>
          <table:table-cell office:value-type="float" office:value="1.1887006209696">
            <text:p>1.188700621</text:p>
          </table:table-cell>
          <table:table-cell office:value-type="float" office:value="7.58240940192721">
            <text:p>7.5824094019</text:p>
          </table:table-cell>
          <table:table-cell office:value-type="float" office:value="13.5408259328983">
            <text:p>13.5408259329</text:p>
          </table:table-cell>
          <table:table-cell office:value-type="float" office:value="13.5771498704984">
            <text:p>13.577149870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4">
            <text:p>74</text:p>
          </table:table-cell>
          <table:table-cell office:value-type="float" office:value="2935">
            <text:p>2935</text:p>
          </table:table-cell>
          <table:table-cell office:value-type="float" office:value="5264">
            <text:p>5264</text:p>
          </table:table-cell>
          <table:table-cell office:value-type="float" office:value="9546">
            <text:p>9546</text:p>
          </table:table-cell>
          <table:table-cell office:value-type="float" office:value="325.5">
            <text:p>325.5</text:p>
          </table:table-cell>
          <table:table-cell office:value-type="float" office:value="362.125">
            <text:p>362.125</text:p>
          </table:table-cell>
          <table:table-cell office:value-type="float" office:value="450.125">
            <text:p>450.125</text:p>
          </table:table-cell>
          <table:table-cell office:value-type="float" office:value="0.110902896081772">
            <text:p>0.1109028961</text:p>
          </table:table-cell>
          <table:table-cell office:value-type="float" office:value="0.0687927431610942">
            <text:p>0.0687927432</text:p>
          </table:table-cell>
          <table:table-cell office:value-type="float" office:value="0.0471532579090719">
            <text:p>0.0471532579</text:p>
          </table:table-cell>
          <table:table-cell office:value-type="float" office:value="1.41226706291048">
            <text:p>1.4122670629</text:p>
          </table:table-cell>
          <table:table-cell office:value-type="float" office:value="1.25005018642662">
            <text:p>1.2500501864</text:p>
          </table:table-cell>
          <table:table-cell office:value-type="float" office:value="1.16939432495537">
            <text:p>1.169394325</text:p>
          </table:table-cell>
          <table:table-cell office:value-type="float" office:value="6.59053646259554">
            <text:p>6.5905364626</text:p>
          </table:table-cell>
          <table:table-cell office:value-type="float" office:value="10.4186074128787">
            <text:p>10.4186074129</text:p>
          </table:table-cell>
          <table:table-cell office:value-type="float" office:value="15.0437911613774">
            <text:p>15.043791161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3130">
            <text:p>3130</text:p>
          </table:table-cell>
          <table:table-cell office:value-type="float" office:value="5562">
            <text:p>5562</text:p>
          </table:table-cell>
          <table:table-cell office:value-type="float" office:value="9372">
            <text:p>9372</text:p>
          </table:table-cell>
          <table:table-cell office:value-type="float" office:value="274.375">
            <text:p>274.375</text:p>
          </table:table-cell>
          <table:table-cell office:value-type="float" office:value="269.875">
            <text:p>269.875</text:p>
          </table:table-cell>
          <table:table-cell office:value-type="float" office:value="209.5">
            <text:p>209.5</text:p>
          </table:table-cell>
          <table:table-cell office:value-type="float" office:value="0.0876597444089457">
            <text:p>0.0876597444</text:p>
          </table:table-cell>
          <table:table-cell office:value-type="float" office:value="0.0485212153901474">
            <text:p>0.0485212154</text:p>
          </table:table-cell>
          <table:table-cell office:value-type="float" office:value="0.0223538198890312">
            <text:p>0.0223538199</text:p>
          </table:table-cell>
          <table:table-cell office:value-type="float" office:value="1.3218701977794">
            <text:p>1.3218701978</text:p>
          </table:table-cell>
          <table:table-cell office:value-type="float" office:value="1.17443869821767">
            <text:p>1.1744386982</text:p>
          </table:table-cell>
          <table:table-cell office:value-type="float" office:value="1.07921776840833">
            <text:p>1.0792177684</text:p>
          </table:table-cell>
          <table:table-cell office:value-type="float" office:value="8.24896668914932">
            <text:p>8.2489666891</text:p>
          </table:table-cell>
          <table:table-cell office:value-type="float" office:value="14.6292824217815">
            <text:p>14.6292824218</text:p>
          </table:table-cell>
          <table:table-cell office:value-type="float" office:value="31.3532936360649">
            <text:p>31.35329363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692">
            <text:p>3692</text:p>
          </table:table-cell>
          <table:table-cell office:value-type="float" office:value="6164">
            <text:p>6164</text:p>
          </table:table-cell>
          <table:table-cell office:value-type="float" office:value="10850">
            <text:p>10850</text:p>
          </table:table-cell>
          <table:table-cell office:value-type="float" office:value="138">
            <text:p>138</text:p>
          </table:table-cell>
          <table:table-cell office:value-type="float" office:value="230.25">
            <text:p>230.25</text:p>
          </table:table-cell>
          <table:table-cell office:value-type="float" office:value="493.375">
            <text:p>493.375</text:p>
          </table:table-cell>
          <table:table-cell office:value-type="float" office:value="0.0373781148429036">
            <text:p>0.0373781148</text:p>
          </table:table-cell>
          <table:table-cell office:value-type="float" office:value="0.0373539909149903">
            <text:p>0.0373539909</text:p>
          </table:table-cell>
          <table:table-cell office:value-type="float" office:value="0.0454723502304147">
            <text:p>0.0454723502</text:p>
          </table:table-cell>
          <table:table-cell office:value-type="float" office:value="1.13356176394981">
            <text:p>1.1335617639</text:p>
          </table:table-cell>
          <table:table-cell office:value-type="float" office:value="1.13347379665153">
            <text:p>1.1334737967</text:p>
          </table:table-cell>
          <table:table-cell office:value-type="float" office:value="1.16320598569199">
            <text:p>1.1632059857</text:p>
          </table:table-cell>
          <table:table-cell office:value-type="float" office:value="18.8886524484763">
            <text:p>18.8886524485</text:p>
          </table:table-cell>
          <table:table-cell office:value-type="float" office:value="18.9006299927549">
            <text:p>18.9006299928</text:p>
          </table:table-cell>
          <table:table-cell office:value-type="float" office:value="15.5872721640428">
            <text:p>15.58727216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3500">
            <text:p>3500</text:p>
          </table:table-cell>
          <table:table-cell office:value-type="float" office:value="6216">
            <text:p>6216</text:p>
          </table:table-cell>
          <table:table-cell office:value-type="float" office:value="11182">
            <text:p>11182</text:p>
          </table:table-cell>
          <table:table-cell office:value-type="float" office:value="203.75">
            <text:p>203.75</text:p>
          </table:table-cell>
          <table:table-cell office:value-type="float" office:value="469">
            <text:p>469</text:p>
          </table:table-cell>
          <table:table-cell office:value-type="float" office:value="706.5">
            <text:p>706.5</text:p>
          </table:table-cell>
          <table:table-cell office:value-type="float" office:value="0.0582142857142857">
            <text:p>0.0582142857</text:p>
          </table:table-cell>
          <table:table-cell office:value-type="float" office:value="0.0754504504504505">
            <text:p>0.0754504505</text:p>
          </table:table-cell>
          <table:table-cell office:value-type="float" office:value="0.0631818994813092">
            <text:p>0.0631818995</text:p>
          </table:table-cell>
          <table:table-cell office:value-type="float" office:value="1.21039225">
            <text:p>1.21039225</text:p>
          </table:table-cell>
          <table:table-cell office:value-type="float" office:value="1.275234406704">
            <text:p>1.2752344067</text:p>
          </table:table-cell>
          <table:table-cell office:value-type="float" office:value="1.22896087493183">
            <text:p>1.2289608749</text:p>
          </table:table-cell>
          <table:table-cell office:value-type="float" office:value="12.2501281445519">
            <text:p>12.2501281446</text:p>
          </table:table-cell>
          <table:table-cell office:value-type="float" office:value="9.52915886933464">
            <text:p>9.5291588693</text:p>
          </table:table-cell>
          <table:table-cell office:value-type="float" office:value="11.3136956206342">
            <text:p>11.313695620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4266">
            <text:p>4266</text:p>
          </table:table-cell>
          <table:table-cell office:value-type="float" office:value="6538">
            <text:p>6538</text:p>
          </table:table-cell>
          <table:table-cell office:value-type="float" office:value="11970">
            <text:p>11970</text:p>
          </table:table-cell>
          <table:table-cell office:value-type="float" office:value="247.875">
            <text:p>247.875</text:p>
          </table:table-cell>
          <table:table-cell office:value-type="float" office:value="324">
            <text:p>324</text:p>
          </table:table-cell>
          <table:table-cell office:value-type="float" office:value="823.875">
            <text:p>823.875</text:p>
          </table:table-cell>
          <table:table-cell office:value-type="float" office:value="0.0581047819971871">
            <text:p>0.058104782</text:p>
          </table:table-cell>
          <table:table-cell office:value-type="float" office:value="0.0495564392780667">
            <text:p>0.0495564393</text:p>
          </table:table-cell>
          <table:table-cell office:value-type="float" office:value="0.068828320802005">
            <text:p>0.0688283208</text:p>
          </table:table-cell>
          <table:table-cell office:value-type="float" office:value="1.2099840217444">
            <text:p>1.2099840217</text:p>
          </table:table-cell>
          <table:table-cell office:value-type="float" office:value="1.17826098519412">
            <text:p>1.1782609852</text:p>
          </table:table-cell>
          <table:table-cell office:value-type="float" office:value="1.25018430478609">
            <text:p>1.2501843048</text:p>
          </table:table-cell>
          <table:table-cell office:value-type="float" office:value="12.2725736055113">
            <text:p>12.2725736055</text:p>
          </table:table-cell>
          <table:table-cell office:value-type="float" office:value="14.3308053888801">
            <text:p>14.3308053889</text:p>
          </table:table-cell>
          <table:table-cell office:value-type="float" office:value="10.4133972287624">
            <text:p>10.413397228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4410">
            <text:p>4410</text:p>
          </table:table-cell>
          <table:table-cell office:value-type="float" office:value="6664">
            <text:p>6664</text:p>
          </table:table-cell>
          <table:table-cell office:value-type="float" office:value="13018">
            <text:p>13018</text:p>
          </table:table-cell>
          <table:table-cell office:value-type="float" office:value="231.875">
            <text:p>231.875</text:p>
          </table:table-cell>
          <table:table-cell office:value-type="float" office:value="519.75">
            <text:p>519.75</text:p>
          </table:table-cell>
          <table:table-cell office:value-type="float" office:value="888.25">
            <text:p>888.25</text:p>
          </table:table-cell>
          <table:table-cell office:value-type="float" office:value="0.0525793650793651">
            <text:p>0.0525793651</text:p>
          </table:table-cell>
          <table:table-cell office:value-type="float" office:value="0.0779936974789916">
            <text:p>0.0779936975</text:p>
          </table:table-cell>
          <table:table-cell office:value-type="float" office:value="0.06823244738055">
            <text:p>0.0682324474</text:p>
          </table:table-cell>
          <table:table-cell office:value-type="float" office:value="1.18944637345679">
            <text:p>1.1894463735</text:p>
          </table:table-cell>
          <table:table-cell office:value-type="float" office:value="1.2849006541955">
            <text:p>1.2849006542</text:p>
          </table:table-cell>
          <table:table-cell office:value-type="float" office:value="1.24793867290798">
            <text:p>1.2479386729</text:p>
          </table:table-cell>
          <table:table-cell office:value-type="float" office:value="13.5264884475409">
            <text:p>13.5264884475</text:p>
          </table:table-cell>
          <table:table-cell office:value-type="float" office:value="9.22945637406259">
            <text:p>9.2294563741</text:p>
          </table:table-cell>
          <table:table-cell office:value-type="float" office:value="10.5013764985571">
            <text:p>10.501376498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3900">
            <text:p>3900</text:p>
          </table:table-cell>
          <table:table-cell office:value-type="float" office:value="7334">
            <text:p>7334</text:p>
          </table:table-cell>
          <table:table-cell office:value-type="float" office:value="13103">
            <text:p>13103</text:p>
          </table:table-cell>
          <table:table-cell office:value-type="float" office:value="228.625">
            <text:p>228.625</text:p>
          </table:table-cell>
          <table:table-cell office:value-type="float" office:value="557">
            <text:p>557</text:p>
          </table:table-cell>
          <table:table-cell office:value-type="float" office:value="1043.5">
            <text:p>1043.5</text:p>
          </table:table-cell>
          <table:table-cell office:value-type="float" office:value="0.0586217948717949">
            <text:p>0.0586217949</text:p>
          </table:table-cell>
          <table:table-cell office:value-type="float" office:value="0.0759476411235342">
            <text:p>0.0759476411</text:p>
          </table:table-cell>
          <table:table-cell office:value-type="float" office:value="0.0796382507822636">
            <text:p>0.0796382508</text:p>
          </table:table-cell>
          <table:table-cell office:value-type="float" office:value="1.2119118511259">
            <text:p>1.2119118511</text:p>
          </table:table-cell>
          <table:table-cell office:value-type="float" office:value="1.27712211054914">
            <text:p>1.2771221105</text:p>
          </table:table-cell>
          <table:table-cell office:value-type="float" office:value="1.29116468967373">
            <text:p>1.2911646897</text:p>
          </table:table-cell>
          <table:table-cell office:value-type="float" office:value="12.1673356811225">
            <text:p>12.1673356811</text:p>
          </table:table-cell>
          <table:table-cell office:value-type="float" office:value="9.46899094836154">
            <text:p>9.4689909484</text:p>
          </table:table-cell>
          <table:table-cell office:value-type="float" office:value="9.04584463058971">
            <text:p>9.045844630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4479">
            <text:p>4479</text:p>
          </table:table-cell>
          <table:table-cell office:value-type="float" office:value="7793">
            <text:p>7793</text:p>
          </table:table-cell>
          <table:table-cell office:value-type="float" office:value="15075">
            <text:p>15075</text:p>
          </table:table-cell>
          <table:table-cell office:value-type="float" office:value="191.5">
            <text:p>191.5</text:p>
          </table:table-cell>
          <table:table-cell office:value-type="float" office:value="422.75">
            <text:p>422.75</text:p>
          </table:table-cell>
          <table:table-cell office:value-type="float" office:value="1197">
            <text:p>1197</text:p>
          </table:table-cell>
          <table:table-cell office:value-type="float" office:value="0.0427550792587631">
            <text:p>0.0427550793</text:p>
          </table:table-cell>
          <table:table-cell office:value-type="float" office:value="0.0542474015141794">
            <text:p>0.0542474015</text:p>
          </table:table-cell>
          <table:table-cell office:value-type="float" office:value="0.0794029850746269">
            <text:p>0.0794029851</text:p>
          </table:table-cell>
          <table:table-cell office:value-type="float" office:value="1.15322565113842">
            <text:p>1.1532256511</text:p>
          </table:table-cell>
          <table:table-cell office:value-type="float" office:value="1.19563375521887">
            <text:p>1.1956337552</text:p>
          </table:table-cell>
          <table:table-cell office:value-type="float" office:value="1.29026792247717">
            <text:p>1.2902679225</text:p>
          </table:table-cell>
          <table:table-cell office:value-type="float" office:value="16.5561983004612">
            <text:p>16.5561983005</text:p>
          </table:table-cell>
          <table:table-cell office:value-type="float" office:value="13.1210408926584">
            <text:p>13.1210408927</text:p>
          </table:table-cell>
          <table:table-cell office:value-type="float" office:value="9.07164568364198">
            <text:p>9.071645683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133">
            <text:p>133</text:p>
          </table:table-cell>
          <table:table-cell office:value-type="float" office:value="4744">
            <text:p>4744</text:p>
          </table:table-cell>
          <table:table-cell office:value-type="float" office:value="8187">
            <text:p>8187</text:p>
          </table:table-cell>
          <table:table-cell office:value-type="float" office:value="14871">
            <text:p>14871</text:p>
          </table:table-cell>
          <table:table-cell office:value-type="float" office:value="190.625">
            <text:p>190.625</text:p>
          </table:table-cell>
          <table:table-cell office:value-type="float" office:value="483">
            <text:p>483</text:p>
          </table:table-cell>
          <table:table-cell office:value-type="float" office:value="942.125">
            <text:p>942.125</text:p>
          </table:table-cell>
          <table:table-cell office:value-type="float" office:value="0.0401823355817875">
            <text:p>0.0401823356</text:p>
          </table:table-cell>
          <table:table-cell office:value-type="float" office:value="0.0589959692194943">
            <text:p>0.0589959692</text:p>
          </table:table-cell>
          <table:table-cell office:value-type="float" office:value="0.0633531706004976">
            <text:p>0.0633531706</text:p>
          </table:table-cell>
          <table:table-cell office:value-type="float" office:value="1.14380282991816">
            <text:p>1.1438028299</text:p>
          </table:table-cell>
          <table:table-cell office:value-type="float" office:value="1.21330772006116">
            <text:p>1.2133077201</text:p>
          </table:table-cell>
          <table:table-cell office:value-type="float" office:value="1.22960280058301">
            <text:p>1.2296028006</text:p>
          </table:table-cell>
          <table:table-cell office:value-type="float" office:value="17.5943451255112">
            <text:p>17.5943451255</text:p>
          </table:table-cell>
          <table:table-cell office:value-type="float" office:value="12.0923227393382">
            <text:p>12.0923227393</text:p>
          </table:table-cell>
          <table:table-cell office:value-type="float" office:value="11.2840278602908">
            <text:p>11.284027860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4852">
            <text:p>4852</text:p>
          </table:table-cell>
          <table:table-cell office:value-type="float" office:value="8436">
            <text:p>8436</text:p>
          </table:table-cell>
          <table:table-cell office:value-type="float" office:value="16977">
            <text:p>16977</text:p>
          </table:table-cell>
          <table:table-cell office:value-type="float" office:value="179.5">
            <text:p>179.5</text:p>
          </table:table-cell>
          <table:table-cell office:value-type="float" office:value="377.75">
            <text:p>377.75</text:p>
          </table:table-cell>
          <table:table-cell office:value-type="float" office:value="697.5">
            <text:p>697.5</text:p>
          </table:table-cell>
          <table:table-cell office:value-type="float" office:value="0.03699505358615">
            <text:p>0.0369950536</text:p>
          </table:table-cell>
          <table:table-cell office:value-type="float" office:value="0.0447783309625415">
            <text:p>0.044778331</text:p>
          </table:table-cell>
          <table:table-cell office:value-type="float" office:value="0.041084997349355">
            <text:p>0.0410849973</text:p>
          </table:table-cell>
          <table:table-cell office:value-type="float" office:value="1.13216521017162">
            <text:p>1.1321652102</text:p>
          </table:table-cell>
          <table:table-cell office:value-type="float" office:value="1.16065415225953">
            <text:p>1.1606541523</text:p>
          </table:table-cell>
          <table:table-cell office:value-type="float" office:value="1.14710592565685">
            <text:p>1.1471059257</text:p>
          </table:table-cell>
          <table:table-cell office:value-type="float" office:value="19.0806876655419">
            <text:p>19.0806876655</text:p>
          </table:table-cell>
          <table:table-cell office:value-type="float" office:value="15.823565885948">
            <text:p>15.8235658859</text:p>
          </table:table-cell>
          <table:table-cell office:value-type="float" office:value="17.2153012567727">
            <text:p>17.215301256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5014">
            <text:p>5014</text:p>
          </table:table-cell>
          <table:table-cell office:value-type="float" office:value="8975">
            <text:p>8975</text:p>
          </table:table-cell>
          <table:table-cell office:value-type="float" office:value="17599">
            <text:p>17599</text:p>
          </table:table-cell>
          <table:table-cell office:value-type="float" office:value="273.875">
            <text:p>273.875</text:p>
          </table:table-cell>
          <table:table-cell office:value-type="float" office:value="714.75">
            <text:p>714.75</text:p>
          </table:table-cell>
          <table:table-cell office:value-type="float" office:value="253.625">
            <text:p>253.625</text:p>
          </table:table-cell>
          <table:table-cell office:value-type="float" office:value="0.0546220582369366">
            <text:p>0.0546220582</text:p>
          </table:table-cell>
          <table:table-cell office:value-type="float" office:value="0.0796378830083565">
            <text:p>0.079637883</text:p>
          </table:table-cell>
          <table:table-cell office:value-type="float" office:value="0.0144113301892153">
            <text:p>0.0144113302</text:p>
          </table:table-cell>
          <table:table-cell office:value-type="float" office:value="1.19702499955151">
            <text:p>1.1970249996</text:p>
          </table:table-cell>
          <table:table-cell office:value-type="float" office:value="1.29116328765295">
            <text:p>1.2911632877</text:p>
          </table:table-cell>
          <table:table-cell office:value-type="float" office:value="1.05084672108039">
            <text:p>1.0508467211</text:p>
          </table:table-cell>
          <table:table-cell office:value-type="float" office:value="13.0333784301893">
            <text:p>13.0333784302</text:p>
          </table:table-cell>
          <table:table-cell office:value-type="float" office:value="9.04588484460533">
            <text:p>9.04588484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5704">
            <text:p>5704</text:p>
          </table:table-cell>
          <table:table-cell office:value-type="float" office:value="10052">
            <text:p>10052</text:p>
          </table:table-cell>
          <table:table-cell office:value-type="float" office:value="19704">
            <text:p>19704</text:p>
          </table:table-cell>
          <table:table-cell office:value-type="float" office:value="334.375">
            <text:p>334.375</text:p>
          </table:table-cell>
          <table:table-cell office:value-type="float" office:value="608">
            <text:p>608</text:p>
          </table:table-cell>
          <table:table-cell office:value-type="float" office:value="-59">
            <text:p>-59</text:p>
          </table:table-cell>
          <table:table-cell office:value-type="float" office:value="0.0586211430575035">
            <text:p>0.0586211431</text:p>
          </table:table-cell>
          <table:table-cell office:value-type="float" office:value="0.0604854755272583">
            <text:p>0.0604854755</text:p>
          </table:table-cell>
          <table:table-cell office:value-type="float" office:value="-0.00299431587494925">
            <text:p>-0.0029943159</text:p>
          </table:table-cell>
          <table:table-cell office:value-type="float" office:value="1.21190941999146">
            <text:p>1.21190942</text:p>
          </table:table-cell>
          <table:table-cell office:value-type="float" office:value="1.21886981013493">
            <text:p>1.2188698101</text:p>
          </table:table-cell>
          <table:table-cell office:value-type="float" office:value="0.989537467655693">
            <text:p>0.9895374677</text:p>
          </table:table-cell>
          <table:table-cell office:value-type="float" office:value="12.1674671894922">
            <text:p>12.1674671895</text:p>
          </table:table-cell>
          <table:table-cell office:value-type="float" office:value="11.8029109656533">
            <text:p>11.80291096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1">
            <text:p>21</text:p>
          </table:table-cell>
          <table:table-cell office:value-type="float" office:value="5801">
            <text:p>5801</text:p>
          </table:table-cell>
          <table:table-cell office:value-type="float" office:value="10454">
            <text:p>10454</text:p>
          </table:table-cell>
          <table:table-cell office:value-type="float" office:value="19510">
            <text:p>19510</text:p>
          </table:table-cell>
          <table:table-cell office:value-type="float" office:value="377.75">
            <text:p>377.75</text:p>
          </table:table-cell>
          <table:table-cell office:value-type="float" office:value="125.5">
            <text:p>125.5</text:p>
          </table:table-cell>
          <table:table-cell office:value-type="float" office:value="-199.125">
            <text:p>-199.125</text:p>
          </table:table-cell>
          <table:table-cell office:value-type="float" office:value="0.0651180830891226">
            <text:p>0.0651180831</text:p>
          </table:table-cell>
          <table:table-cell office:value-type="float" office:value="0.0120049741725655">
            <text:p>0.0120049742</text:p>
          </table:table-cell>
          <table:table-cell office:value-type="float" office:value="-0.0102063044592517">
            <text:p>-0.0102063045</text:p>
          </table:table-cell>
          <table:table-cell office:value-type="float" office:value="1.23622440571252">
            <text:p>1.2362244057</text:p>
          </table:table-cell>
          <table:table-cell office:value-type="float" office:value="1.04229988363755">
            <text:p>1.0422998836</text:p>
          </table:table-cell>
          <table:table-cell office:value-type="float" office:value="0.96448210494802">
            <text:p>0.9644821049</text:p>
          </table:table-cell>
          <table:table-cell office:value-type="float" office:value="10.9873952332304">
            <text:p>10.9873952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5954">
            <text:p>5954</text:p>
          </table:table-cell>
          <table:table-cell office:value-type="float" office:value="10491">
            <text:p>10491</text:p>
          </table:table-cell>
          <table:table-cell office:value-type="float" office:value="16872">
            <text:p>16872</text:p>
          </table:table-cell>
          <table:table-cell office:value-type="float" office:value="438.75">
            <text:p>438.75</text:p>
          </table:table-cell>
          <table:table-cell office:value-type="float" office:value="721.125">
            <text:p>721.125</text:p>
          </table:table-cell>
          <table:table-cell office:value-type="float" office:value="32.875">
            <text:p>32.875</text:p>
          </table:table-cell>
          <table:table-cell office:value-type="float" office:value="0.0736899563318777">
            <text:p>0.0736899563</text:p>
          </table:table-cell>
          <table:table-cell office:value-type="float" office:value="0.0687374892765227">
            <text:p>0.0687374893</text:p>
          </table:table-cell>
          <table:table-cell office:value-type="float" office:value="0.00194849454717876">
            <text:p>0.0019484945</text:p>
          </table:table-cell>
          <table:table-cell office:value-type="float" office:value="1.26855805810339">
            <text:p>1.2685580581</text:p>
          </table:table-cell>
          <table:table-cell office:value-type="float" office:value="1.24984190363463">
            <text:p>1.2498419036</text:p>
          </table:table-cell>
          <table:table-cell office:value-type="float" office:value="1.00682717231189">
            <text:p>1.0068271723</text:p>
          </table:table-cell>
          <table:table-cell office:value-type="float" office:value="9.74873092706867">
            <text:p>9.7487309271</text:p>
          </table:table-cell>
          <table:table-cell office:value-type="float" office:value="10.4267097823617">
            <text:p>10.4267097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6576">
            <text:p>6576</text:p>
          </table:table-cell>
          <table:table-cell office:value-type="float" office:value="10991">
            <text:p>10991</text:p>
          </table:table-cell>
          <table:table-cell office:value-type="float" office:value="16892">
            <text:p>16892</text:p>
          </table:table-cell>
          <table:table-cell office:value-type="float" office:value="512.5">
            <text:p>512.5</text:p>
          </table:table-cell>
          <table:table-cell office:value-type="float" office:value="890.5">
            <text:p>890.5</text:p>
          </table:table-cell>
          <table:table-cell office:value-type="float" office:value="302.375">
            <text:p>302.375</text:p>
          </table:table-cell>
          <table:table-cell office:value-type="float" office:value="0.0779349148418492">
            <text:p>0.0779349148</text:p>
          </table:table-cell>
          <table:table-cell office:value-type="float" office:value="0.0810208352288236">
            <text:p>0.0810208352</text:p>
          </table:table-cell>
          <table:table-cell office:value-type="float" office:value="0.0179004854368932">
            <text:p>0.0179004854</text:p>
          </table:table-cell>
          <table:table-cell office:value-type="float" office:value="1.28467694981123">
            <text:p>1.2846769498</text:p>
          </table:table-cell>
          <table:table-cell office:value-type="float" office:value="1.29643909975359">
            <text:p>1.2964390998</text:p>
          </table:table-cell>
          <table:table-cell office:value-type="float" office:value="1.06327973669172">
            <text:p>1.0632797367</text:p>
          </table:table-cell>
          <table:table-cell office:value-type="float" office:value="9.23616273497364">
            <text:p>9.236162735</text:p>
          </table:table-cell>
          <table:table-cell office:value-type="float" office:value="8.89724602420926">
            <text:p>8.8972460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 office:value-type="float" office:value="136">
            <text:p>136</text:p>
          </table:table-cell>
          <table:table-cell office:value-type="float" office:value="6897">
            <text:p>6897</text:p>
          </table:table-cell>
          <table:table-cell office:value-type="float" office:value="10729">
            <text:p>10729</text:p>
          </table:table-cell>
          <table:table-cell office:value-type="float" office:value="18382">
            <text:p>18382</text:p>
          </table:table-cell>
          <table:table-cell office:value-type="float" office:value="7.125">
            <text:p>7.125</text:p>
          </table:table-cell>
          <table:table-cell office:value-type="float" office:value="87.875">
            <text:p>87.875</text:p>
          </table:table-cell>
          <table:table-cell office:value-type="float" office:value="230">
            <text:p>230</text:p>
          </table:table-cell>
          <table:table-cell office:value-type="float" office:value="0.00103305785123967">
            <text:p>0.0010330579</text:p>
          </table:table-cell>
          <table:table-cell office:value-type="float" office:value="0.00819041849193774">
            <text:p>0.0081904185</text:p>
          </table:table-cell>
          <table:table-cell office:value-type="float" office:value="0.0125122402350125">
            <text:p>0.0125122402</text:p>
          </table:table-cell>
          <table:table-cell office:value-type="float" office:value="1.00361779420805">
            <text:p>1.0036177942</text:p>
          </table:table-cell>
          <table:table-cell office:value-type="float" office:value="1.02879794731373">
            <text:p>1.0287979473</text:p>
          </table:table-cell>
          <table:table-cell office:value-type="float" office:value="1.04409969088771">
            <text:p>1.04409969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13">
            <text:p>113</text:p>
          </table:table-cell>
          <table:table-cell office:value-type="float" office:value="7248">
            <text:p>7248</text:p>
          </table:table-cell>
          <table:table-cell office:value-type="float" office:value="11289">
            <text:p>11289</text:p>
          </table:table-cell>
          <table:table-cell office:value-type="float" office:value="18773">
            <text:p>18773</text:p>
          </table:table-cell>
          <table:table-cell office:value-type="float" office:value="-422.625">
            <text:p>-422.625</text:p>
          </table:table-cell>
          <table:table-cell office:value-type="float" office:value="149.125">
            <text:p>149.125</text:p>
          </table:table-cell>
          <table:table-cell office:value-type="float" office:value="457.625">
            <text:p>457.625</text:p>
          </table:table-cell>
          <table:table-cell office:value-type="float" office:value="-0.0583091887417219">
            <text:p>-0.0583091887</text:p>
          </table:table-cell>
          <table:table-cell office:value-type="float" office:value="0.0132097617149438">
            <text:p>0.0132097617</text:p>
          </table:table-cell>
          <table:table-cell office:value-type="float" office:value="0.0243767645022106">
            <text:p>0.0243767645</text:p>
          </table:table-cell>
          <table:table-cell office:value-type="float" office:value="0.80258176392774">
            <text:p>0.8025817639</text:p>
          </table:table-cell>
          <table:table-cell office:value-type="float" office:value="1.04657618169925">
            <text:p>1.0465761817</text:p>
          </table:table-cell>
          <table:table-cell office:value-type="float" office:value="1.08648335998703">
            <text:p>1.08648336</text:p>
          </table:table-cell>
          <table:table-cell office:value-type="float" office:value="-11.5373997554218">
            <text:p>-11.5373997554</text:p>
          </table:table-cell>
          <table:table-cell office:value-type="float" office:value="0">
            <text:p>0</text:p>
          </table:table-cell>
          <table:table-cell office:value-type="float" office:value="28.7799314554535">
            <text:p>28.779931455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6336">
            <text:p>6336</text:p>
          </table:table-cell>
          <table:table-cell office:value-type="float" office:value="11123">
            <text:p>11123</text:p>
          </table:table-cell>
          <table:table-cell office:value-type="float" office:value="17649">
            <text:p>17649</text:p>
          </table:table-cell>
          <table:table-cell office:value-type="float" office:value="-205">
            <text:p>-205</text:p>
          </table:table-cell>
          <table:table-cell office:value-type="float" office:value="471.875">
            <text:p>471.875</text:p>
          </table:table-cell>
          <table:table-cell office:value-type="float" office:value="341.625">
            <text:p>341.625</text:p>
          </table:table-cell>
          <table:table-cell office:value-type="float" office:value="-0.032354797979798">
            <text:p>-0.032354798</text:p>
          </table:table-cell>
          <table:table-cell office:value-type="float" office:value="0.0424233570080014">
            <text:p>0.042423357</text:p>
          </table:table-cell>
          <table:table-cell office:value-type="float" office:value="0.0193566207717151">
            <text:p>0.0193566208</text:p>
          </table:table-cell>
          <table:table-cell office:value-type="float" office:value="0.888809999657242">
            <text:p>0.8888099997</text:p>
          </table:table-cell>
          <table:table-cell office:value-type="float" office:value="1.15200924231887">
            <text:p>1.1520092423</text:p>
          </table:table-cell>
          <table:table-cell office:value-type="float" office:value="1.0684825430857">
            <text:p>1.0684825431</text:p>
          </table:table-cell>
          <table:table-cell office:value-type="float" office:value="-21.0748463433901">
            <text:p>-21.0748463434</text:p>
          </table:table-cell>
          <table:table-cell office:value-type="float" office:value="16.6829839994831">
            <text:p>16.6829839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5808">
            <text:p>5808</text:p>
          </table:table-cell>
          <table:table-cell office:value-type="float" office:value="11476">
            <text:p>11476</text:p>
          </table:table-cell>
          <table:table-cell office:value-type="float" office:value="18020">
            <text:p>18020</text:p>
          </table:table-cell>
          <table:table-cell office:value-type="float" office:value="29.75">
            <text:p>29.75</text:p>
          </table:table-cell>
          <table:table-cell office:value-type="float" office:value="256.625">
            <text:p>256.625</text:p>
          </table:table-cell>
          <table:table-cell office:value-type="float" office:value="834.625">
            <text:p>834.625</text:p>
          </table:table-cell>
          <table:table-cell office:value-type="float" office:value="0.00512224517906336">
            <text:p>0.0051222452</text:p>
          </table:table-cell>
          <table:table-cell office:value-type="float" office:value="0.022361885674451">
            <text:p>0.0223618857</text:p>
          </table:table-cell>
          <table:table-cell office:value-type="float" office:value="0.0463165926748058">
            <text:p>0.0463165927</text:p>
          </table:table-cell>
          <table:table-cell office:value-type="float" office:value="1.01797928342224">
            <text:p>1.0179792834</text:p>
          </table:table-cell>
          <table:table-cell office:value-type="float" office:value="1.07924670556518">
            <text:p>1.0792467056</text:p>
          </table:table-cell>
          <table:table-cell office:value-type="float" office:value="1.16631271880555">
            <text:p>1.1663127188</text:p>
          </table:table-cell>
          <table:table-cell office:value-type="float" office:value="0">
            <text:p>0</text:p>
          </table:table-cell>
          <table:table-cell office:value-type="float" office:value="31.3421087993211">
            <text:p>31.3421087993</text:p>
          </table:table-cell>
          <table:table-cell office:value-type="float" office:value="15.3093766700736">
            <text:p>15.309376670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7440">
            <text:p>7440</text:p>
          </table:table-cell>
          <table:table-cell office:value-type="float" office:value="12633">
            <text:p>12633</text:p>
          </table:table-cell>
          <table:table-cell office:value-type="float" office:value="19239">
            <text:p>19239</text:p>
          </table:table-cell>
          <table:table-cell office:value-type="float" office:value="305.375">
            <text:p>305.375</text:p>
          </table:table-cell>
          <table:table-cell office:value-type="float" office:value="154.25">
            <text:p>154.25</text:p>
          </table:table-cell>
          <table:table-cell office:value-type="float" office:value="1185.875">
            <text:p>1185.875</text:p>
          </table:table-cell>
          <table:table-cell office:value-type="float" office:value="0.0410450268817204">
            <text:p>0.0410450269</text:p>
          </table:table-cell>
          <table:table-cell office:value-type="float" office:value="0.0122100846988047">
            <text:p>0.0122100847</text:p>
          </table:table-cell>
          <table:table-cell office:value-type="float" office:value="0.0616391184573003">
            <text:p>0.0616391185</text:p>
          </table:table-cell>
          <table:table-cell office:value-type="float" office:value="1.14695959478019">
            <text:p>1.1469595948</text:p>
          </table:table-cell>
          <table:table-cell office:value-type="float" office:value="1.04302750533579">
            <text:p>1.0430275053</text:p>
          </table:table-cell>
          <table:table-cell office:value-type="float" office:value="1.22318370121197">
            <text:p>1.2231837012</text:p>
          </table:table-cell>
          <table:table-cell office:value-type="float" office:value="17.2317328432604">
            <text:p>17.2317328433</text:p>
          </table:table-cell>
          <table:table-cell office:value-type="float" office:value="0">
            <text:p>0</text:p>
          </table:table-cell>
          <table:table-cell office:value-type="float" office:value="11.5883669148227">
            <text:p>11.588366914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04">
            <text:p>204</text:p>
          </table:table-cell>
          <table:table-cell office:value-type="float" office:value="8304">
            <text:p>8304</text:p>
          </table:table-cell>
          <table:table-cell office:value-type="float" office:value="13092">
            <text:p>13092</text:p>
          </table:table-cell>
          <table:table-cell office:value-type="float" office:value="21243">
            <text:p>21243</text:p>
          </table:table-cell>
          <table:table-cell office:value-type="float" office:value="228">
            <text:p>228</text:p>
          </table:table-cell>
          <table:table-cell office:value-type="float" office:value="147.75">
            <text:p>147.75</text:p>
          </table:table-cell>
          <table:table-cell office:value-type="float" office:value="2281.25">
            <text:p>2281.25</text:p>
          </table:table-cell>
          <table:table-cell office:value-type="float" office:value="0.0274566473988439">
            <text:p>0.0274566474</text:p>
          </table:table-cell>
          <table:table-cell office:value-type="float" office:value="0.0112855178735105">
            <text:p>0.0112855179</text:p>
          </table:table-cell>
          <table:table-cell office:value-type="float" office:value="0.107388316151203">
            <text:p>0.1073883162</text:p>
          </table:table-cell>
          <table:table-cell office:value-type="float" office:value="1.09757584616927">
            <text:p>1.0975758462</text:p>
          </table:table-cell>
          <table:table-cell office:value-type="float" office:value="1.03974894386809">
            <text:p>1.0397489439</text:p>
          </table:table-cell>
          <table:table-cell office:value-type="float" office:value="1.39846231740296">
            <text:p>1.3984623174</text:p>
          </table:table-cell>
          <table:table-cell office:value-type="float" office:value="25.5901589779144">
            <text:p>25.5901589779</text:p>
          </table:table-cell>
          <table:table-cell office:value-type="float" office:value="0">
            <text:p>0</text:p>
          </table:table-cell>
          <table:table-cell office:value-type="float" office:value="6.79526915343788">
            <text:p>6.795269153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174">
            <text:p>174</text:p>
          </table:table-cell>
          <table:table-cell office:value-type="float" office:value="8316">
            <text:p>8316</text:p>
          </table:table-cell>
          <table:table-cell office:value-type="float" office:value="12673">
            <text:p>12673</text:p>
          </table:table-cell>
          <table:table-cell office:value-type="float" office:value="24674">
            <text:p>24674</text:p>
          </table:table-cell>
          <table:table-cell office:value-type="float" office:value="678.375">
            <text:p>678.375</text:p>
          </table:table-cell>
          <table:table-cell office:value-type="float" office:value="1029.25">
            <text:p>1029.25</text:p>
          </table:table-cell>
          <table:table-cell office:value-type="float" office:value="2345.125">
            <text:p>2345.125</text:p>
          </table:table-cell>
          <table:table-cell office:value-type="float" office:value="0.0815746753246753">
            <text:p>0.0815746753</text:p>
          </table:table-cell>
          <table:table-cell office:value-type="float" office:value="0.0812159709618875">
            <text:p>0.081215971</text:p>
          </table:table-cell>
          <table:table-cell office:value-type="float" office:value="0.0950443786982249">
            <text:p>0.0950443787</text:p>
          </table:table-cell>
          <table:table-cell office:value-type="float" office:value="1.29855404183884">
            <text:p>1.2985540418</text:p>
          </table:table-cell>
          <table:table-cell office:value-type="float" office:value="1.2971841248876">
            <text:p>1.2971841249</text:p>
          </table:table-cell>
          <table:table-cell office:value-type="float" office:value="1.35036085593116">
            <text:p>1.3503608559</text:p>
          </table:table-cell>
          <table:table-cell office:value-type="float" office:value="8.83913227783094">
            <text:p>8.8391322778</text:p>
          </table:table-cell>
          <table:table-cell office:value-type="float" office:value="8.87668028794149">
            <text:p>8.8766802879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210">
            <text:p>8210</text:p>
          </table:table-cell>
          <table:table-cell office:value-type="float" office:value="13133">
            <text:p>13133</text:p>
          </table:table-cell>
          <table:table-cell office:value-type="float" office:value="25112">
            <text:p>25112</text:p>
          </table:table-cell>
          <table:table-cell office:value-type="float" office:value="98.75">
            <text:p>98.75</text:p>
          </table:table-cell>
          <table:table-cell office:value-type="float" office:value="974.625">
            <text:p>974.625</text:p>
          </table:table-cell>
          <table:table-cell office:value-type="float" office:value="2007.5">
            <text:p>2007.5</text:p>
          </table:table-cell>
          <table:table-cell office:value-type="float" office:value="0.0120280146163216">
            <text:p>0.0120280146</text:p>
          </table:table-cell>
          <table:table-cell office:value-type="float" office:value="0.0742119089316988">
            <text:p>0.0742119089</text:p>
          </table:table-cell>
          <table:table-cell office:value-type="float" office:value="0.0799418604651163">
            <text:p>0.0799418605</text:p>
          </table:table-cell>
          <table:table-cell office:value-type="float" office:value="1.04238161050292">
            <text:p>1.0423816105</text:p>
          </table:table-cell>
          <table:table-cell office:value-type="float" office:value="1.27053619981843">
            <text:p>1.2705361998</text:p>
          </table:table-cell>
          <table:table-cell office:value-type="float" office:value="1.29232228569497">
            <text:p>1.2923222857</text:p>
          </table:table-cell>
          <table:table-cell office:value-type="float" office:value="0">
            <text:p>0</text:p>
          </table:table-cell>
          <table:table-cell office:value-type="float" office:value="9.68254604070118">
            <text:p>9.6825460407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51">
            <text:p>151</text:p>
          </table:table-cell>
          <table:table-cell office:value-type="float" office:value="7440">
            <text:p>7440</text:p>
          </table:table-cell>
          <table:table-cell office:value-type="float" office:value="13640">
            <text:p>13640</text:p>
          </table:table-cell>
          <table:table-cell office:value-type="float" office:value="30952">
            <text:p>30952</text:p>
          </table:table-cell>
          <table:table-cell office:value-type="float" office:value="305.375">
            <text:p>305.375</text:p>
          </table:table-cell>
          <table:table-cell office:value-type="float" office:value="1588.125">
            <text:p>1588.125</text:p>
          </table:table-cell>
          <table:table-cell office:value-type="float" office:value="2491.125">
            <text:p>2491.125</text:p>
          </table:table-cell>
          <table:table-cell office:value-type="float" office:value="0.0410450268817204">
            <text:p>0.0410450269</text:p>
          </table:table-cell>
          <table:table-cell office:value-type="float" office:value="0.116431451612903">
            <text:p>0.1164314516</text:p>
          </table:table-cell>
          <table:table-cell office:value-type="float" office:value="0.0804834905660377">
            <text:p>0.0804834906</text:p>
          </table:table-cell>
          <table:table-cell office:value-type="float" office:value="1.14695959478019">
            <text:p>1.1469595948</text:p>
          </table:table-cell>
          <table:table-cell office:value-type="float" office:value="1.43408039517755">
            <text:p>1.4340803952</text:p>
          </table:table-cell>
          <table:table-cell office:value-type="float" office:value="1.29438829779837">
            <text:p>1.2943882978</text:p>
          </table:table-cell>
          <table:table-cell office:value-type="float" office:value="17.2317328432604">
            <text:p>17.2317328433</text:p>
          </table:table-cell>
          <table:table-cell office:value-type="float" office:value="6.29347718693299">
            <text:p>6.2934771869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7182">
            <text:p>7182</text:p>
          </table:table-cell>
          <table:table-cell office:value-type="float" office:value="14760">
            <text:p>14760</text:p>
          </table:table-cell>
          <table:table-cell office:value-type="float" office:value="33653">
            <text:p>33653</text:p>
          </table:table-cell>
          <table:table-cell office:value-type="float" office:value="299.75">
            <text:p>299.75</text:p>
          </table:table-cell>
          <table:table-cell office:value-type="float" office:value="1390">
            <text:p>1390</text:p>
          </table:table-cell>
          <table:table-cell office:value-type="float" office:value="1405.25">
            <text:p>1405.25</text:p>
          </table:table-cell>
          <table:table-cell office:value-type="float" office:value="0.0417362851573378">
            <text:p>0.0417362852</text:p>
          </table:table-cell>
          <table:table-cell office:value-type="float" office:value="0.0941734417344173">
            <text:p>0.0941734417</text:p>
          </table:table-cell>
          <table:table-cell office:value-type="float" office:value="0.0417570498915401">
            <text:p>0.0417570499</text:p>
          </table:table-cell>
          <table:table-cell office:value-type="float" office:value="1.1494911563482">
            <text:p>1.1494911563</text:p>
          </table:table-cell>
          <table:table-cell office:value-type="float" office:value="1.34698957484155">
            <text:p>1.3469895748</text:p>
          </table:table-cell>
          <table:table-cell office:value-type="float" office:value="1.14956723100305">
            <text:p>1.149567231</text:p>
          </table:table-cell>
          <table:table-cell office:value-type="float" office:value="16.9519951469227">
            <text:p>16.9519951469</text:p>
          </table:table-cell>
          <table:table-cell office:value-type="float" office:value="7.7017011894134">
            <text:p>7.7017011894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8512">
            <text:p>8512</text:p>
          </table:table-cell>
          <table:table-cell office:value-type="float" office:value="16530">
            <text:p>16530</text:p>
          </table:table-cell>
          <table:table-cell office:value-type="float" office:value="32558">
            <text:p>32558</text:p>
          </table:table-cell>
          <table:table-cell office:value-type="float" office:value="450">
            <text:p>450</text:p>
          </table:table-cell>
          <table:table-cell office:value-type="float" office:value="758">
            <text:p>758</text:p>
          </table:table-cell>
          <table:table-cell office:value-type="float" office:value="1140.625">
            <text:p>1140.625</text:p>
          </table:table-cell>
          <table:table-cell office:value-type="float" office:value="0.0528665413533835">
            <text:p>0.0528665414</text:p>
          </table:table-cell>
          <table:table-cell office:value-type="float" office:value="0.0458560193587417">
            <text:p>0.0458560194</text:p>
          </table:table-cell>
          <table:table-cell office:value-type="float" office:value="0.0350336322869955">
            <text:p>0.0350336323</text:p>
          </table:table-cell>
          <table:table-cell office:value-type="float" office:value="1.19051084227839">
            <text:p>1.1905108423</text:p>
          </table:table-cell>
          <table:table-cell office:value-type="float" office:value="1.164617505798">
            <text:p>1.1646175058</text:p>
          </table:table-cell>
          <table:table-cell office:value-type="float" office:value="1.12502332957128">
            <text:p>1.1250233296</text:p>
          </table:table-cell>
          <table:table-cell office:value-type="float" office:value="13.4548620151634">
            <text:p>13.4548620152</text:p>
          </table:table-cell>
          <table:table-cell office:value-type="float" office:value="15.459713277507">
            <text:p>15.4597132775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59">
            <text:p>159</text:p>
          </table:table-cell>
          <table:table-cell office:value-type="float" office:value="8880">
            <text:p>8880</text:p>
          </table:table-cell>
          <table:table-cell office:value-type="float" office:value="16872">
            <text:p>16872</text:p>
          </table:table-cell>
          <table:table-cell office:value-type="float" office:value="32680">
            <text:p>32680</text:p>
          </table:table-cell>
          <table:table-cell office:value-type="float" office:value="233.75">
            <text:p>233.75</text:p>
          </table:table-cell>
          <table:table-cell office:value-type="float" office:value="779">
            <text:p>779</text:p>
          </table:table-cell>
          <table:table-cell office:value-type="float" office:value="2612.5">
            <text:p>2612.5</text:p>
          </table:table-cell>
          <table:table-cell office:value-type="float" office:value="0.0263231981981982">
            <text:p>0.0263231982</text:p>
          </table:table-cell>
          <table:table-cell office:value-type="float" office:value="0.0461711711711712">
            <text:p>0.0461711712</text:p>
          </table:table-cell>
          <table:table-cell office:value-type="float" office:value="0.0799418604651163">
            <text:p>0.0799418605</text:p>
          </table:table-cell>
          <table:table-cell office:value-type="float" office:value="1.09348929878992">
            <text:p>1.0934892988</text:p>
          </table:table-cell>
          <table:table-cell office:value-type="float" office:value="1.16577738211184">
            <text:p>1.1657773821</text:p>
          </table:table-cell>
          <table:table-cell office:value-type="float" office:value="1.29232228569497">
            <text:p>1.2923222857</text:p>
          </table:table-cell>
          <table:table-cell office:value-type="float" office:value="26.6772523097143">
            <text:p>26.6772523097</text:p>
          </table:table-cell>
          <table:table-cell office:value-type="float" office:value="15.3565200328905">
            <text:p>15.3565200329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10224">
            <text:p>10224</text:p>
          </table:table-cell>
          <table:table-cell office:value-type="float" office:value="19596">
            <text:p>19596</text:p>
          </table:table-cell>
          <table:table-cell office:value-type="float" office:value="40280">
            <text:p>40280</text:p>
          </table:table-cell>
          <table:table-cell office:value-type="float" office:value="417">
            <text:p>417</text:p>
          </table:table-cell>
          <table:table-cell office:value-type="float" office:value="799.25">
            <text:p>799.25</text:p>
          </table:table-cell>
          <table:table-cell office:value-type="float" office:value="3241.875">
            <text:p>3241.875</text:p>
          </table:table-cell>
          <table:table-cell table:number-columns-repeated="2" office:value-type="float" office:value="0.0407863849765258">
            <text:p>0.040786385</text:p>
          </table:table-cell>
          <table:table-cell office:value-type="float" office:value="0.0804834905660377">
            <text:p>0.0804834906</text:p>
          </table:table-cell>
          <table:table-cell table:number-columns-repeated="2" office:value-type="float" office:value="1.14601286464877">
            <text:p>1.1460128646</text:p>
          </table:table-cell>
          <table:table-cell office:value-type="float" office:value="1.29438829779837">
            <text:p>1.2943882978</text:p>
          </table:table-cell>
          <table:table-cell table:number-columns-repeated="2" office:value-type="float" office:value="17.338837114362">
            <text:p>17.3388371144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8900">
            <text:p>8900</text:p>
          </table:table-cell>
          <table:table-cell office:value-type="float" office:value="20284">
            <text:p>20284</text:p>
          </table:table-cell>
          <table:table-cell office:value-type="float" office:value="43795">
            <text:p>43795</text:p>
          </table:table-cell>
          <table:table-cell office:value-type="float" office:value="75">
            <text:p>75</text:p>
          </table:table-cell>
          <table:table-cell office:value-type="float" office:value="847">
            <text:p>847</text:p>
          </table:table-cell>
          <table:table-cell office:value-type="float" office:value="1828.75">
            <text:p>1828.75</text:p>
          </table:table-cell>
          <table:table-cell office:value-type="float" office:value="0.00842696629213483">
            <text:p>0.0084269663</text:p>
          </table:table-cell>
          <table:table-cell table:number-columns-repeated="2" office:value-type="float" office:value="0.0417570498915401">
            <text:p>0.0417570499</text:p>
          </table:table-cell>
          <table:table-cell office:value-type="float" office:value="1.02963356899381">
            <text:p>1.029633569</text:p>
          </table:table-cell>
          <table:table-cell table:number-columns-repeated="2" office:value-type="float" office:value="1.14956723100305">
            <text:p>1.149567231</text:p>
          </table:table-cell>
          <table:table-cell office:value-type="float" office:value="0">
            <text:p>0</text:p>
          </table:table-cell>
          <table:table-cell table:number-columns-repeated="2"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9260">
            <text:p>9260</text:p>
          </table:table-cell>
          <table:table-cell office:value-type="float" office:value="20640">
            <text:p>20640</text:p>
          </table:table-cell>
          <table:table-cell office:value-type="float" office:value="42370">
            <text:p>42370</text:p>
          </table:table-cell>
          <table:table-cell office:value-type="float" office:value="-37.5">
            <text:p>-37.5</text:p>
          </table:table-cell>
          <table:table-cell office:value-type="float" office:value="1566">
            <text:p>1566</text:p>
          </table:table-cell>
          <table:table-cell office:value-type="float" office:value="1484.375">
            <text:p>1484.375</text:p>
          </table:table-cell>
          <table:table-cell office:value-type="float" office:value="-0.00404967602591793">
            <text:p>-0.004049676</text:p>
          </table:table-cell>
          <table:table-cell office:value-type="float" office:value="0.0758720930232558">
            <text:p>0.075872093</text:p>
          </table:table-cell>
          <table:table-cell office:value-type="float" office:value="0.0350336322869955">
            <text:p>0.0350336323</text:p>
          </table:table-cell>
          <table:table-cell office:value-type="float" office:value="0.98585827766608">
            <text:p>0.9858582777</text:p>
          </table:table-cell>
          <table:table-cell office:value-type="float" office:value="1.27683521160087">
            <text:p>1.2768352116</text:p>
          </table:table-cell>
          <table:table-cell office:value-type="float" office:value="1.12502332957128">
            <text:p>1.1250233296</text:p>
          </table:table-cell>
          <table:table-cell office:value-type="float" office:value="0">
            <text:p>0</text:p>
          </table:table-cell>
          <table:table-cell office:value-type="float" office:value="9.47808267545194">
            <text:p>9.4780826755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10160">
            <text:p>10160</text:p>
          </table:table-cell>
          <table:table-cell office:value-type="float" office:value="22320">
            <text:p>22320</text:p>
          </table:table-cell>
          <table:table-cell office:value-type="float" office:value="44944">
            <text:p>44944</text:p>
          </table:table-cell>
          <table:table-cell office:value-type="float" office:value="-35">
            <text:p>-35</text:p>
          </table:table-cell>
          <table:table-cell office:value-type="float" office:value="1160">
            <text:p>1160</text:p>
          </table:table-cell>
          <table:table-cell office:value-type="float" office:value="3617.25">
            <text:p>3617.25</text:p>
          </table:table-cell>
          <table:table-cell office:value-type="float" office:value="-0.00344488188976378">
            <text:p>-0.0034448819</text:p>
          </table:table-cell>
          <table:table-cell office:value-type="float" office:value="0.0519713261648746">
            <text:p>0.0519713262</text:p>
          </table:table-cell>
          <table:table-cell office:value-type="float" office:value="0.0804834905660377">
            <text:p>0.0804834906</text:p>
          </table:table-cell>
          <table:table-cell office:value-type="float" office:value="0.987966173119846">
            <text:p>0.9879661731</text:p>
          </table:table-cell>
          <table:table-cell office:value-type="float" office:value="1.187193638314">
            <text:p>1.1871936383</text:p>
          </table:table-cell>
          <table:table-cell office:value-type="float" office:value="1.29438829779837">
            <text:p>1.2943882978</text:p>
          </table:table-cell>
          <table:table-cell office:value-type="float" office:value="0">
            <text:p>0</text:p>
          </table:table-cell>
          <table:table-cell office:value-type="float" office:value="13.6807549598457">
            <text:p>13.6807549598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89">
            <text:p>189</text:p>
          </table:table-cell>
          <table:table-cell office:value-type="float" office:value="10120">
            <text:p>10120</text:p>
          </table:table-cell>
          <table:table-cell office:value-type="float" office:value="25300">
            <text:p>25300</text:p>
          </table:table-cell>
          <table:table-cell office:value-type="float" office:value="49495">
            <text:p>49495</text:p>
          </table:table-cell>
          <table:table-cell office:value-type="float" office:value="-203.625">
            <text:p>-203.625</text:p>
          </table:table-cell>
          <table:table-cell office:value-type="float" office:value="-509.125">
            <text:p>-509.125</text:p>
          </table:table-cell>
          <table:table-cell office:value-type="float" office:value="973.75">
            <text:p>973.75</text:p>
          </table:table-cell>
          <table:table-cell office:value-type="float" office:value="-0.02012104743083">
            <text:p>-0.0201210474</text:p>
          </table:table-cell>
          <table:table-cell office:value-type="float" office:value="-0.0201235177865613">
            <text:p>-0.0201235178</text:p>
          </table:table-cell>
          <table:table-cell office:value-type="float" office:value="0.0196737044145873">
            <text:p>0.0196737044</text:p>
          </table:table-cell>
          <table:table-cell office:value-type="float" office:value="0.930369852829534">
            <text:p>0.9303698528</text:p>
          </table:table-cell>
          <table:table-cell office:value-type="float" office:value="0.930361401444523">
            <text:p>0.9303614014</text:p>
          </table:table-cell>
          <table:table-cell office:value-type="float" office:value="1.06961659255603">
            <text:p>1.0696165926</text:p>
          </table:table-cell>
          <table:table-cell office:value-type="float" office:value="-34.1011140462621">
            <text:p>-34.1011140463</text:p>
          </table:table-cell>
          <table:table-cell office:value-type="float" office:value="-34.0968849708945">
            <text:p>-34.09688497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9820">
            <text:p>9820</text:p>
          </table:table-cell>
          <table:table-cell office:value-type="float" office:value="23264">
            <text:p>23264</text:p>
          </table:table-cell>
          <table:table-cell office:value-type="float" office:value="47276">
            <text:p>47276</text:p>
          </table:table-cell>
          <table:table-cell office:value-type="float" office:value="-40.625">
            <text:p>-40.625</text:p>
          </table:table-cell>
          <table:table-cell office:value-type="float" office:value="1184">
            <text:p>1184</text:p>
          </table:table-cell>
          <table:table-cell office:value-type="float" office:value="1656.25">
            <text:p>1656.25</text:p>
          </table:table-cell>
          <table:table-cell office:value-type="float" office:value="-0.00413696537678208">
            <text:p>-0.0041369654</text:p>
          </table:table-cell>
          <table:table-cell office:value-type="float" office:value="0.0508940852819807">
            <text:p>0.0508940853</text:p>
          </table:table-cell>
          <table:table-cell office:value-type="float" office:value="0.0350336322869955">
            <text:p>0.0350336323</text:p>
          </table:table-cell>
          <table:table-cell office:value-type="float" office:value="0.985554165567019">
            <text:p>0.9855541656</text:p>
          </table:table-cell>
          <table:table-cell office:value-type="float" office:value="1.18320610600364">
            <text:p>1.183206106</text:p>
          </table:table-cell>
          <table:table-cell office:value-type="float" office:value="1.12502332957128">
            <text:p>1.1250233296</text:p>
          </table:table-cell>
          <table:table-cell office:value-type="float" office:value="0">
            <text:p>0</text:p>
          </table:table-cell>
          <table:table-cell office:value-type="float" office:value="13.9631117260638">
            <text:p>13.9631117261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248">
            <text:p>248</text:p>
          </table:table-cell>
          <table:table-cell office:value-type="float" office:value="8620">
            <text:p>8620</text:p>
          </table:table-cell>
          <table:table-cell office:value-type="float" office:value="23968">
            <text:p>23968</text:p>
          </table:table-cell>
          <table:table-cell office:value-type="float" office:value="47064">
            <text:p>47064</text:p>
          </table:table-cell>
          <table:table-cell office:value-type="float" office:value="36.5">
            <text:p>36.5</text:p>
          </table:table-cell>
          <table:table-cell office:value-type="float" office:value="1396">
            <text:p>1396</text:p>
          </table:table-cell>
          <table:table-cell office:value-type="float" office:value="2173">
            <text:p>2173</text:p>
          </table:table-cell>
          <table:table-cell office:value-type="float" office:value="0.00423433874709977">
            <text:p>0.0042343387</text:p>
          </table:table-cell>
          <table:table-cell office:value-type="float" office:value="0.0582443257676903">
            <text:p>0.0582443258</text:p>
          </table:table-cell>
          <table:table-cell office:value-type="float" office:value="0.0461711711711712">
            <text:p>0.0461711712</text:p>
          </table:table-cell>
          <table:table-cell office:value-type="float" office:value="1.01485532767911">
            <text:p>1.0148553277</text:p>
          </table:table-cell>
          <table:table-cell office:value-type="float" office:value="1.21050424709582">
            <text:p>1.2105042471</text:p>
          </table:table-cell>
          <table:table-cell office:value-type="float" office:value="1.16577738211184">
            <text:p>1.1657773821</text:p>
          </table:table-cell>
          <table:table-cell office:value-type="float" office:value="0">
            <text:p>0</text:p>
          </table:table-cell>
          <table:table-cell office:value-type="float" office:value="12.2439854504067">
            <text:p>12.2439854504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1">
            <text:p>291</text:p>
          </table:table-cell>
          <table:table-cell office:value-type="float" office:value="8600">
            <text:p>8600</text:p>
          </table:table-cell>
          <table:table-cell office:value-type="float" office:value="25400">
            <text:p>25400</text:p>
          </table:table-cell>
          <table:table-cell office:value-type="float" office:value="55226">
            <text:p>55226</text:p>
          </table:table-cell>
          <table:table-cell office:value-type="float" office:value="-32">
            <text:p>-32</text:p>
          </table:table-cell>
          <table:table-cell office:value-type="float" office:value="-87.5">
            <text:p>-87.5</text:p>
          </table:table-cell>
          <table:table-cell office:value-type="float" office:value="1086.5">
            <text:p>1086.5</text:p>
          </table:table-cell>
          <table:table-cell office:value-type="float" office:value="-0.00372093023255814">
            <text:p>-0.0037209302</text:p>
          </table:table-cell>
          <table:table-cell office:value-type="float" office:value="-0.00344488188976378">
            <text:p>-0.0034448819</text:p>
          </table:table-cell>
          <table:table-cell office:value-type="float" office:value="0.0196737044145873">
            <text:p>0.0196737044</text:p>
          </table:table-cell>
          <table:table-cell office:value-type="float" office:value="0.987003881016766">
            <text:p>0.987003881</text:p>
          </table:table-cell>
          <table:table-cell office:value-type="float" office:value="0.987966173119846">
            <text:p>0.9879661731</text:p>
          </table:table-cell>
          <table:table-cell office:value-type="float" office:value="1.06961659255603">
            <text:p>1.06961659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8791">
            <text:p>8791</text:p>
          </table:table-cell>
          <table:table-cell office:value-type="float" office:value="24786">
            <text:p>24786</text:p>
          </table:table-cell>
          <table:table-cell office:value-type="float" office:value="50032">
            <text:p>50032</text:p>
          </table:table-cell>
          <table:table-cell office:value-type="float" office:value="60.125">
            <text:p>60.125</text:p>
          </table:table-cell>
          <table:table-cell office:value-type="float" office:value="381.25">
            <text:p>381.25</text:p>
          </table:table-cell>
          <table:table-cell office:value-type="float" office:value="0.75">
            <text:p>0.75</text:p>
          </table:table-cell>
          <table:table-cell office:value-type="float" office:value="0.00683938118530315">
            <text:p>0.0068393812</text:p>
          </table:table-cell>
          <table:table-cell office:value-type="float" office:value="0.0153816670701202">
            <text:p>0.0153816671</text:p>
          </table:table-cell>
          <table:table-cell table:style-name="ce17" office:value-type="float" office:value="0.0000149904061400704">
            <text:p>1.50E-005</text:p>
          </table:table-cell>
          <table:table-cell office:value-type="float" office:value="1.02402951733316">
            <text:p>1.0240295173</text:p>
          </table:table-cell>
          <table:table-cell office:value-type="float" office:value="1.05429956228186">
            <text:p>1.0542995623</text:p>
          </table:table-cell>
          <table:table-cell office:value-type="float" office:value="1.00005246686193">
            <text:p>1.0000524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8575">
            <text:p>8575</text:p>
          </table:table-cell>
          <table:table-cell office:value-type="float" office:value="24550">
            <text:p>24550</text:p>
          </table:table-cell>
          <table:table-cell office:value-type="float" office:value="50456">
            <text:p>50456</text:p>
          </table:table-cell>
          <table:table-cell office:value-type="float" office:value="423.25">
            <text:p>423.25</text:p>
          </table:table-cell>
          <table:table-cell office:value-type="float" office:value="426.875">
            <text:p>426.875</text:p>
          </table:table-cell>
          <table:table-cell office:value-type="float" office:value="1712.625">
            <text:p>1712.625</text:p>
          </table:table-cell>
          <table:table-cell office:value-type="float" office:value="0.0493586005830904">
            <text:p>0.0493586006</text:p>
          </table:table-cell>
          <table:table-cell office:value-type="float" office:value="0.017387983706721">
            <text:p>0.0173879837</text:p>
          </table:table-cell>
          <table:table-cell office:value-type="float" office:value="0.0339429403837007">
            <text:p>0.0339429404</text:p>
          </table:table-cell>
          <table:table-cell office:value-type="float" office:value="1.1775301940858">
            <text:p>1.1775301941</text:p>
          </table:table-cell>
          <table:table-cell office:value-type="float" office:value="1.0614505332492">
            <text:p>1.0614505332</text:p>
          </table:table-cell>
          <table:table-cell office:value-type="float" office:value="1.12105845281866">
            <text:p>1.1210584528</text:p>
          </table:table-cell>
          <table:table-cell office:value-type="float" office:value="14.3868789454227">
            <text:p>14.3868789454</text:p>
          </table:table-cell>
          <table:table-cell office:value-type="float" office:value="0">
            <text:p>0</text:p>
          </table:table-cell>
          <table:table-cell office:value-type="float" office:value="20.7655982595931">
            <text:p>20.765598259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9552">
            <text:p>9552</text:p>
          </table:table-cell>
          <table:table-cell office:value-type="float" office:value="24640">
            <text:p>24640</text:p>
          </table:table-cell>
          <table:table-cell office:value-type="float" office:value="53848">
            <text:p>53848</text:p>
          </table:table-cell>
          <table:table-cell office:value-type="float" office:value="987.625">
            <text:p>987.625</text:p>
          </table:table-cell>
          <table:table-cell office:value-type="float" office:value="1496.25">
            <text:p>1496.25</text:p>
          </table:table-cell>
          <table:table-cell office:value-type="float" office:value="-185.5">
            <text:p>-185.5</text:p>
          </table:table-cell>
          <table:table-cell office:value-type="float" office:value="0.103394577051926">
            <text:p>0.1033945771</text:p>
          </table:table-cell>
          <table:table-cell office:value-type="float" office:value="0.0607244318181818">
            <text:p>0.0607244318</text:p>
          </table:table-cell>
          <table:table-cell office:value-type="float" office:value="-0.00344488188976378">
            <text:p>-0.0034448819</text:p>
          </table:table-cell>
          <table:table-cell office:value-type="float" office:value="1.38283427926669">
            <text:p>1.3828342793</text:p>
          </table:table-cell>
          <table:table-cell office:value-type="float" office:value="1.21976292633813">
            <text:p>1.2197629263</text:p>
          </table:table-cell>
          <table:table-cell office:value-type="float" office:value="0.987966173119846">
            <text:p>0.9879661731</text:p>
          </table:table-cell>
          <table:table-cell office:value-type="float" office:value="7.044793860702">
            <text:p>7.0447938607</text:p>
          </table:table-cell>
          <table:table-cell office:value-type="float" office:value="11.7578028522995">
            <text:p>11.7578028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461">
            <text:p>461</text:p>
          </table:table-cell>
          <table:table-cell office:value-type="float" office:value="9904">
            <text:p>9904</text:p>
          </table:table-cell>
          <table:table-cell office:value-type="float" office:value="24960">
            <text:p>24960</text:p>
          </table:table-cell>
          <table:table-cell office:value-type="float" office:value="53636">
            <text:p>53636</text:p>
          </table:table-cell>
          <table:table-cell office:value-type="float" office:value="1090.625">
            <text:p>1090.625</text:p>
          </table:table-cell>
          <table:table-cell office:value-type="float" office:value="1436.625">
            <text:p>1436.625</text:p>
          </table:table-cell>
          <table:table-cell office:value-type="float" office:value="-1019.25">
            <text:p>-1019.25</text:p>
          </table:table-cell>
          <table:table-cell office:value-type="float" office:value="0.110119648626817">
            <text:p>0.1101196486</text:p>
          </table:table-cell>
          <table:table-cell office:value-type="float" office:value="0.0575570913461538">
            <text:p>0.0575570913</text:p>
          </table:table-cell>
          <table:table-cell office:value-type="float" office:value="-0.0190030949362369">
            <text:p>-0.0190030949</text:p>
          </table:table-cell>
          <table:table-cell office:value-type="float" office:value="1.4091863907407">
            <text:p>1.4091863907</text:p>
          </table:table-cell>
          <table:table-cell office:value-type="float" office:value="1.20794294448943">
            <text:p>1.2079429445</text:p>
          </table:table-cell>
          <table:table-cell office:value-type="float" office:value="0.934196958252796">
            <text:p>0.9341969583</text:p>
          </table:table-cell>
          <table:table-cell office:value-type="float" office:value="6.63503178448168">
            <text:p>6.6350317845</text:p>
          </table:table-cell>
          <table:table-cell office:value-type="float" office:value="12.3861176760622">
            <text:p>12.38611767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552">
            <text:p>552</text:p>
          </table:table-cell>
          <table:table-cell office:value-type="float" office:value="10601">
            <text:p>10601</text:p>
          </table:table-cell>
          <table:table-cell office:value-type="float" office:value="24752">
            <text:p>24752</text:p>
          </table:table-cell>
          <table:table-cell office:value-type="float" office:value="52614">
            <text:p>52614</text:p>
          </table:table-cell>
          <table:table-cell office:value-type="float" office:value="1001.875">
            <text:p>1001.875</text:p>
          </table:table-cell>
          <table:table-cell office:value-type="float" office:value="285.5">
            <text:p>285.5</text:p>
          </table:table-cell>
          <table:table-cell office:value-type="float" office:value="289">
            <text:p>289</text:p>
          </table:table-cell>
          <table:table-cell office:value-type="float" office:value="0.0945075936232431">
            <text:p>0.0945075936</text:p>
          </table:table-cell>
          <table:table-cell office:value-type="float" office:value="0.011534421460892">
            <text:p>0.0115344215</text:p>
          </table:table-cell>
          <table:table-cell office:value-type="float" office:value="0.00549283460675866">
            <text:p>0.0054928346</text:p>
          </table:table-cell>
          <table:table-cell office:value-type="float" office:value="1.34828268077616">
            <text:p>1.3482826808</text:p>
          </table:table-cell>
          <table:table-cell office:value-type="float" office:value="1.04063123915486">
            <text:p>1.0406312392</text:p>
          </table:table-cell>
          <table:table-cell office:value-type="float" office:value="1.01928405673841">
            <text:p>1.0192840567</text:p>
          </table:table-cell>
          <table:table-cell office:value-type="float" office:value="7.67565954815767">
            <text:p>7.67565954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3206">
            <text:p>13206</text:p>
          </table:table-cell>
          <table:table-cell office:value-type="float" office:value="29216">
            <text:p>29216</text:p>
          </table:table-cell>
          <table:table-cell office:value-type="float" office:value="56260">
            <text:p>56260</text:p>
          </table:table-cell>
          <table:table-cell office:value-type="float" office:value="1128.5">
            <text:p>1128.5</text:p>
          </table:table-cell>
          <table:table-cell office:value-type="float" office:value="344.5">
            <text:p>344.5</text:p>
          </table:table-cell>
          <table:table-cell office:value-type="float" office:value="3067.125">
            <text:p>3067.125</text:p>
          </table:table-cell>
          <table:table-cell office:value-type="float" office:value="0.0854535817052855">
            <text:p>0.0854535817</text:p>
          </table:table-cell>
          <table:table-cell office:value-type="float" office:value="0.0117914841182913">
            <text:p>0.0117914841</text:p>
          </table:table-cell>
          <table:table-cell office:value-type="float" office:value="0.0545169747600427">
            <text:p>0.0545169748</text:p>
          </table:table-cell>
          <table:table-cell office:value-type="float" office:value="1.31340007263597">
            <text:p>1.3134000726</text:p>
          </table:table-cell>
          <table:table-cell office:value-type="float" office:value="1.04154271104554">
            <text:p>1.041542711</text:p>
          </table:table-cell>
          <table:table-cell office:value-type="float" office:value="1.19663472871264">
            <text:p>1.1966347287</text:p>
          </table:table-cell>
          <table:table-cell office:value-type="float" office:value="8.4532260071442">
            <text:p>8.4532260071</text:p>
          </table:table-cell>
          <table:table-cell office:value-type="float" office:value="0">
            <text:p>0</text:p>
          </table:table-cell>
          <table:table-cell office:value-type="float" office:value="13.0578443897713">
            <text:p>13.057844389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6340">
            <text:p>16340</text:p>
          </table:table-cell>
          <table:table-cell office:value-type="float" office:value="34936">
            <text:p>34936</text:p>
          </table:table-cell>
          <table:table-cell office:value-type="float" office:value="70382">
            <text:p>70382</text:p>
          </table:table-cell>
          <table:table-cell office:value-type="float" office:value="-308.285714285714">
            <text:p>-308.2857142857</text:p>
          </table:table-cell>
          <table:table-cell office:value-type="float" office:value="2556.66666666667">
            <text:p>2556.6666666667</text:p>
          </table:table-cell>
          <table:table-cell office:value-type="float" office:value="3800.57142857143">
            <text:p>3800.5714285714</text:p>
          </table:table-cell>
          <table:table-cell office:value-type="float" office:value="-0.0188669347788075">
            <text:p>-0.0188669348</text:p>
          </table:table-cell>
          <table:table-cell office:value-type="float" office:value="0.0731814365315625">
            <text:p>0.0731814365</text:p>
          </table:table-cell>
          <table:table-cell office:value-type="float" office:value="0.0539991962230603">
            <text:p>0.0539991962</text:p>
          </table:table-cell>
          <table:table-cell office:value-type="float" office:value="0.934663412280951">
            <text:p>0.9346634123</text:p>
          </table:table-cell>
          <table:table-cell office:value-type="float" office:value="1.26663185226">
            <text:p>1.2666318523</text:p>
          </table:table-cell>
          <table:table-cell office:value-type="float" office:value="1.19471237663847">
            <text:p>1.1947123766</text:p>
          </table:table-cell>
          <table:table-cell office:value-type="float" office:value="0">
            <text:p>0</text:p>
          </table:table-cell>
          <table:table-cell office:value-type="float" office:value="9.81412009836701">
            <text:p>9.8141200984</text:p>
          </table:table-cell>
          <table:table-cell office:value-type="float" office:value="13.1797858790487">
            <text:p>13.17978587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16875">
            <text:p>16875</text:p>
          </table:table-cell>
          <table:table-cell office:value-type="float" office:value="36637">
            <text:p>36637</text:p>
          </table:table-cell>
          <table:table-cell office:value-type="float" office:value="75840">
            <text:p>75840</text:p>
          </table:table-cell>
          <table:table-cell office:value-type="float" office:value="-347">
            <text:p>-347</text:p>
          </table:table-cell>
          <table:table-cell office:value-type="float" office:value="2713.83333333333">
            <text:p>2713.8333333333</text:p>
          </table:table-cell>
          <table:table-cell office:value-type="float" office:value="0">
            <text:p>0</text:p>
          </table:table-cell>
          <table:table-cell office:value-type="float" office:value="-0.020562962962963">
            <text:p>-0.020562963</text:p>
          </table:table-cell>
          <table:table-cell office:value-type="float" office:value="0.0740735686146064">
            <text:p>0.0740735686</text:p>
          </table:table-cell>
          <table:table-cell office:value-type="float" office:value="0">
            <text:p>0</text:p>
          </table:table-cell>
          <table:table-cell office:value-type="float" office:value="0.928858387103429">
            <text:p>0.9288583871</text:p>
          </table:table-cell>
          <table:table-cell office:value-type="float" office:value="1.27001180154304">
            <text:p>1.2700118015</text:p>
          </table:table-cell>
          <table:table-cell office:value-type="float" office:value="1.27">
            <text:p>1.27</text:p>
          </table:table-cell>
          <table:table-cell office:value-type="float" office:value="-33.3607527051669">
            <text:p>-33.3607527052</text:p>
          </table:table-cell>
          <table:table-cell office:value-type="float" office:value="9.69999712778854">
            <text:p>9.6999971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6369">
            <text:p>16369</text:p>
          </table:table-cell>
          <table:table-cell office:value-type="float" office:value="35829">
            <text:p>35829</text:p>
          </table:table-cell>
          <table:table-cell office:value-type="float" office:value="81832">
            <text:p>81832</text:p>
          </table:table-cell>
          <table:table-cell office:value-type="float" office:value="-302.4">
            <text:p>-302.4</text:p>
          </table:table-cell>
          <table:table-cell office:value-type="float" office:value="-352.8">
            <text:p>-352.8</text:p>
          </table:table-cell>
          <table:table-cell office:value-type="float" office:value="0">
            <text:p>0</text:p>
          </table:table-cell>
          <table:table-cell office:value-type="float" office:value="-0.0184739446514753">
            <text:p>-0.0184739447</text:p>
          </table:table-cell>
          <table:table-cell office:value-type="float" office:value="-0.00984677216779704">
            <text:p>-0.0098467722</text:p>
          </table:table-cell>
          <table:table-cell office:value-type="float" office:value="0">
            <text:p>0</text:p>
          </table:table-cell>
          <table:table-cell office:value-type="float" office:value="0.936010115516568">
            <text:p>0.9360101155</text:p>
          </table:table-cell>
          <table:table-cell office:value-type="float" office:value="0.965726336900074">
            <text:p>0.9657263369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5">
            <text:p>5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5839">
            <text:p>15839</text:p>
          </table:table-cell>
          <table:table-cell office:value-type="float" office:value="38564">
            <text:p>38564</text:p>
          </table:table-cell>
          <table:table-cell office:value-type="float" office:value="91877">
            <text:p>91877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3">
            <text:p>1.3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5">
            <text:p>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15326">
            <text:p>15326</text:p>
          </table:table-cell>
          <table:table-cell office:value-type="float" office:value="41177">
            <text:p>41177</text:p>
          </table:table-cell>
          <table:table-cell office:value-type="float" office:value="103154">
            <text:p>103154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27">
            <text:p>1.27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4829">
            <text:p>14829</text:p>
          </table:table-cell>
          <table:table-cell office:value-type="float" office:value="44213">
            <text:p>44213</text:p>
          </table:table-cell>
          <table:table-cell office:value-type="float" office:value="115816">
            <text:p>115816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93.75">
            <text:p>93.75</text:p>
          </table:table-cell>
          <table:table-cell office:value-type="float" office:value="5521.75">
            <text:p>5521.75</text:p>
          </table:table-cell>
          <table:table-cell office:value-type="float" office:value="19875.75">
            <text:p>19875.75</text:p>
          </table:table-cell>
          <table:table-cell office:value-type="float" office:value="23.39">
            <text:p>23.39</text:p>
          </table:table-cell>
          <table:table-cell table:number-columns-repeated="3" office:value-type="float" office:value="5">
            <text:p>5</text:p>
          </table:table-cell>
          <table:table-cell office:value-type="float" office:value="431">
            <text:p>431</text:p>
          </table:table-cell>
          <table:table-cell office:value-type="float" office:value="616">
            <text:p>616</text:p>
          </table:table-cell>
          <table:table-cell office:value-type="float" office:value="913">
            <text:p>913</text:p>
          </table:table-cell>
          <table:table-cell office:value-type="float" office:value="14349">
            <text:p>14349</text:p>
          </table:table-cell>
          <table:table-cell office:value-type="float" office:value="46378">
            <text:p>46378</text:p>
          </table:table-cell>
          <table:table-cell office:value-type="float" office:value="130032">
            <text:p>130032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27">
            <text:p>1.27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97">
            <text:p>97</text:p>
          </table:table-cell>
          <table:table-cell office:value-type="float" office:value="5634.66666666667">
            <text:p>5634.6666666667</text:p>
          </table:table-cell>
          <table:table-cell office:value-type="float" office:value="20511.6666666667">
            <text:p>20511.6666666667</text:p>
          </table:table-cell>
          <table:table-cell office:value-type="float" office:value="23.9">
            <text:p>23.9</text:p>
          </table:table-cell>
          <table:table-cell table:number-columns-repeated="3" office:value-type="float" office:value="5">
            <text:p>5</text:p>
          </table:table-cell>
          <table:table-cell office:value-type="float" office:value="430">
            <text:p>430</text:p>
          </table:table-cell>
          <table:table-cell table:number-columns-repeated="2" office:value-type="float" office:value="931">
            <text:p>931</text:p>
          </table:table-cell>
          <table:table-cell office:value-type="float" office:value="13884">
            <text:p>13884</text:p>
          </table:table-cell>
          <table:table-cell office:value-type="float" office:value="49277">
            <text:p>49277</text:p>
          </table:table-cell>
          <table:table-cell office:value-type="float" office:value="145993">
            <text:p>145993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27">
            <text:p>1.27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89">
            <text:p>0.89</text:p>
          </table:table-cell>
          <table:table-cell office:value-type="float" office:value="1.27">
            <text:p>1.27</text:p>
          </table:table-cell>
          <table:table-cell office:value-type="float" office:value="1.43">
            <text:p>1.43</text:p>
          </table:table-cell>
          <table:table-cell office:value-type="float" office:value="-21">
            <text:p>-2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3">
            <text:p>6.3</text:p>
          </table:table-cell>
          <table:table-cell office:value-type="float" office:value="9.3">
            <text:p>9.3</text:p>
          </table:table-cell>
          <table:table-cell office:value-type="float" office:value="19.8">
            <text:p>19.8</text:p>
          </table:table-cell>
          <table:table-cell office:value-type="float" office:value="6207">
            <text:p>6207</text:p>
          </table:table-cell>
          <table:table-cell office:value-type="float" office:value="7243">
            <text:p>7243</text:p>
          </table:table-cell>
          <table:table-cell office:value-type="float" office:value="11687">
            <text:p>116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18:35.72</dc:date>
    <dc:creator>Liam Widdess</dc:creator>
    <meta:editing-duration>P2DT3H31M9S</meta:editing-duration>
    <meta:editing-cycles>185</meta:editing-cycles>
    <meta:generator>OpenOffice/4.1.7$Win32 OpenOffice.org_project/417m1$Build-9800</meta:generator>
    <meta:document-statistic meta:table-count="8" meta:cell-count="752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44">
                <text:p>644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90">
                <text:p>790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23">
                <text:p>923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14">
                <text:p>1014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99">
                <text:p>1199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93">
                <text:p>593</text:p>
              </table:table-cell>
              <table:table-cell office:value-type="float" office:value="1208">
                <text:p>1208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93">
                <text:p>693</text:p>
              </table:table-cell>
              <table:table-cell office:value-type="float" office:value="1256">
                <text:p>1256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17">
                <text:p>717</text:p>
              </table:table-cell>
              <table:table-cell office:value-type="float" office:value="1378">
                <text:p>1378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08">
                <text:p>808</text:p>
              </table:table-cell>
              <table:table-cell office:value-type="float" office:value="1623">
                <text:p>1623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57">
                <text:p>857</text:p>
              </table:table-cell>
              <table:table-cell office:value-type="float" office:value="1837">
                <text:p>1837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95">
                <text:p>795</text:p>
              </table:table-cell>
              <table:table-cell office:value-type="float" office:value="1702">
                <text:p>1702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88">
                <text:p>888</text:p>
              </table:table-cell>
              <table:table-cell office:value-type="float" office:value="1898">
                <text:p>1898</text:p>
              </table:table-cell>
              <table:table-cell office:value-type="float" office:value="4811">
                <text:p>481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79">
                <text:p>1079</text:p>
              </table:table-cell>
              <table:table-cell office:value-type="float" office:value="2046">
                <text:p>2046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68">
                <text:p>1068</text:p>
              </table:table-cell>
              <table:table-cell office:value-type="float" office:value="2291">
                <text:p>2291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50">
                <text:p>1150</text:p>
              </table:table-cell>
              <table:table-cell office:value-type="float" office:value="2163">
                <text:p>2163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06">
                <text:p>1206</text:p>
              </table:table-cell>
              <table:table-cell office:value-type="float" office:value="2354">
                <text:p>2354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34">
                <text:p>1434</text:p>
              </table:table-cell>
              <table:table-cell office:value-type="float" office:value="2705">
                <text:p>2705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72">
                <text:p>1572</text:p>
              </table:table-cell>
              <table:table-cell office:value-type="float" office:value="2874">
                <text:p>2874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93">
                <text:p>1693</text:p>
              </table:table-cell>
              <table:table-cell office:value-type="float" office:value="2901">
                <text:p>2901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80">
                <text:p>1780</text:p>
              </table:table-cell>
              <table:table-cell office:value-type="float" office:value="3149">
                <text:p>3149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885">
                <text:p>1885</text:p>
              </table:table-cell>
              <table:table-cell office:value-type="float" office:value="3266">
                <text:p>3266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464">
                <text:p>3464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72">
                <text:p>1772</text:p>
              </table:table-cell>
              <table:table-cell office:value-type="float" office:value="3402">
                <text:p>3402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44">
                <text:p>1944</text:p>
              </table:table-cell>
              <table:table-cell office:value-type="float" office:value="3936">
                <text:p>3936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32">
                <text:p>2132</text:p>
              </table:table-cell>
              <table:table-cell office:value-type="float" office:value="4080">
                <text:p>4080</text:p>
              </table:table-cell>
              <table:table-cell office:value-type="float" office:value="8103">
                <text:p>810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5">
                <text:p>2275</text:p>
              </table:table-cell>
              <table:table-cell office:value-type="float" office:value="4047">
                <text:p>4047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36">
                <text:p>2536</text:p>
              </table:table-cell>
              <table:table-cell office:value-type="float" office:value="4511">
                <text:p>4511</text:p>
              </table:table-cell>
              <table:table-cell office:value-type="float" office:value="9369">
                <text:p>936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96">
                <text:p>2796</text:p>
              </table:table-cell>
              <table:table-cell office:value-type="float" office:value="5055">
                <text:p>5055</text:p>
              </table:table-cell>
              <table:table-cell office:value-type="float" office:value="9153">
                <text:p>915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549">
                <text:p>2549</text:p>
              </table:table-cell>
              <table:table-cell office:value-type="float" office:value="5055">
                <text:p>5055</text:p>
              </table:table-cell>
              <table:table-cell office:value-type="float" office:value="8410">
                <text:p>841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35">
                <text:p>2935</text:p>
              </table:table-cell>
              <table:table-cell office:value-type="float" office:value="5264">
                <text:p>5264</text:p>
              </table:table-cell>
              <table:table-cell office:value-type="float" office:value="9546">
                <text:p>954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130">
                <text:p>3130</text:p>
              </table:table-cell>
              <table:table-cell office:value-type="float" office:value="5562">
                <text:p>5562</text:p>
              </table:table-cell>
              <table:table-cell office:value-type="float" office:value="9372">
                <text:p>937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692">
                <text:p>3692</text:p>
              </table:table-cell>
              <table:table-cell office:value-type="float" office:value="6164">
                <text:p>6164</text:p>
              </table:table-cell>
              <table:table-cell office:value-type="float" office:value="10850">
                <text:p>10850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00">
                <text:p>3500</text:p>
              </table:table-cell>
              <table:table-cell office:value-type="float" office:value="6216">
                <text:p>6216</text:p>
              </table:table-cell>
              <table:table-cell office:value-type="float" office:value="11182">
                <text:p>1118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266">
                <text:p>4266</text:p>
              </table:table-cell>
              <table:table-cell office:value-type="float" office:value="6538">
                <text:p>6538</text:p>
              </table:table-cell>
              <table:table-cell office:value-type="float" office:value="11970">
                <text:p>1197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">
                <text:p>4410</text:p>
              </table:table-cell>
              <table:table-cell office:value-type="float" office:value="6664">
                <text:p>6664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900">
                <text:p>3900</text:p>
              </table:table-cell>
              <table:table-cell office:value-type="float" office:value="7334">
                <text:p>7334</text:p>
              </table:table-cell>
              <table:table-cell office:value-type="float" office:value="13103">
                <text:p>1310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79">
                <text:p>4479</text:p>
              </table:table-cell>
              <table:table-cell office:value-type="float" office:value="7793">
                <text:p>7793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44">
                <text:p>4744</text:p>
              </table:table-cell>
              <table:table-cell office:value-type="float" office:value="8187">
                <text:p>8187</text:p>
              </table:table-cell>
              <table:table-cell office:value-type="float" office:value="14871">
                <text:p>148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852">
                <text:p>4852</text:p>
              </table:table-cell>
              <table:table-cell office:value-type="float" office:value="8436">
                <text:p>8436</text:p>
              </table:table-cell>
              <table:table-cell office:value-type="float" office:value="16977">
                <text:p>1697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014">
                <text:p>5014</text:p>
              </table:table-cell>
              <table:table-cell office:value-type="float" office:value="8975">
                <text:p>8975</text:p>
              </table:table-cell>
              <table:table-cell office:value-type="float" office:value="17599">
                <text:p>17599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704">
                <text:p>5704</text:p>
              </table:table-cell>
              <table:table-cell office:value-type="float" office:value="10052">
                <text:p>10052</text:p>
              </table:table-cell>
              <table:table-cell office:value-type="float" office:value="19704">
                <text:p>1970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801">
                <text:p>5801</text:p>
              </table:table-cell>
              <table:table-cell office:value-type="float" office:value="10454">
                <text:p>10454</text:p>
              </table:table-cell>
              <table:table-cell office:value-type="float" office:value="19510">
                <text:p>1951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954">
                <text:p>5954</text:p>
              </table:table-cell>
              <table:table-cell office:value-type="float" office:value="10491">
                <text:p>10491</text:p>
              </table:table-cell>
              <table:table-cell office:value-type="float" office:value="16872">
                <text:p>1687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576">
                <text:p>6576</text:p>
              </table:table-cell>
              <table:table-cell office:value-type="float" office:value="10991">
                <text:p>10991</text:p>
              </table:table-cell>
              <table:table-cell office:value-type="float" office:value="16892">
                <text:p>1689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97">
                <text:p>6897</text:p>
              </table:table-cell>
              <table:table-cell office:value-type="float" office:value="10729">
                <text:p>10729</text:p>
              </table:table-cell>
              <table:table-cell office:value-type="float" office:value="18382">
                <text:p>1838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248">
                <text:p>7248</text:p>
              </table:table-cell>
              <table:table-cell office:value-type="float" office:value="11289">
                <text:p>11289</text:p>
              </table:table-cell>
              <table:table-cell office:value-type="float" office:value="18773">
                <text:p>1877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6336">
                <text:p>6336</text:p>
              </table:table-cell>
              <table:table-cell office:value-type="float" office:value="11123">
                <text:p>11123</text:p>
              </table:table-cell>
              <table:table-cell office:value-type="float" office:value="17649">
                <text:p>1764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5808">
                <text:p>5808</text:p>
              </table:table-cell>
              <table:table-cell office:value-type="float" office:value="11476">
                <text:p>11476</text:p>
              </table:table-cell>
              <table:table-cell office:value-type="float" office:value="18020">
                <text:p>18020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7440">
                <text:p>7440</text:p>
              </table:table-cell>
              <table:table-cell office:value-type="float" office:value="12633">
                <text:p>12633</text:p>
              </table:table-cell>
              <table:table-cell office:value-type="float" office:value="19239">
                <text:p>1923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304">
                <text:p>8304</text:p>
              </table:table-cell>
              <table:table-cell office:value-type="float" office:value="13092">
                <text:p>13092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16">
                <text:p>8316</text:p>
              </table:table-cell>
              <table:table-cell office:value-type="float" office:value="12673">
                <text:p>12673</text:p>
              </table:table-cell>
              <table:table-cell office:value-type="float" office:value="24674">
                <text:p>246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210">
                <text:p>8210</text:p>
              </table:table-cell>
              <table:table-cell office:value-type="float" office:value="13133">
                <text:p>13133</text:p>
              </table:table-cell>
              <table:table-cell office:value-type="float" office:value="25112">
                <text:p>25112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7440">
                <text:p>7440</text:p>
              </table:table-cell>
              <table:table-cell office:value-type="float" office:value="13640">
                <text:p>13640</text:p>
              </table:table-cell>
              <table:table-cell office:value-type="float" office:value="30952">
                <text:p>3095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7182">
                <text:p>7182</text:p>
              </table:table-cell>
              <table:table-cell office:value-type="float" office:value="14760">
                <text:p>14760</text:p>
              </table:table-cell>
              <table:table-cell office:value-type="float" office:value="33653">
                <text:p>3365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512">
                <text:p>8512</text:p>
              </table:table-cell>
              <table:table-cell office:value-type="float" office:value="16530">
                <text:p>16530</text:p>
              </table:table-cell>
              <table:table-cell office:value-type="float" office:value="32558">
                <text:p>3255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6872">
                <text:p>16872</text:p>
              </table:table-cell>
              <table:table-cell office:value-type="float" office:value="32680">
                <text:p>3268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24">
                <text:p>10224</text:p>
              </table:table-cell>
              <table:table-cell office:value-type="float" office:value="19596">
                <text:p>19596</text:p>
              </table:table-cell>
              <table:table-cell office:value-type="float" office:value="40280">
                <text:p>40280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8900">
                <text:p>8900</text:p>
              </table:table-cell>
              <table:table-cell office:value-type="float" office:value="20284">
                <text:p>20284</text:p>
              </table:table-cell>
              <table:table-cell office:value-type="float" office:value="43795">
                <text:p>4379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260">
                <text:p>9260</text:p>
              </table:table-cell>
              <table:table-cell office:value-type="float" office:value="20640">
                <text:p>20640</text:p>
              </table:table-cell>
              <table:table-cell office:value-type="float" office:value="42370">
                <text:p>4237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160">
                <text:p>10160</text:p>
              </table:table-cell>
              <table:table-cell office:value-type="float" office:value="22320">
                <text:p>22320</text:p>
              </table:table-cell>
              <table:table-cell office:value-type="float" office:value="44944">
                <text:p>449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20">
                <text:p>10120</text:p>
              </table:table-cell>
              <table:table-cell office:value-type="float" office:value="25300">
                <text:p>25300</text:p>
              </table:table-cell>
              <table:table-cell office:value-type="float" office:value="49495">
                <text:p>4949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20">
                <text:p>9820</text:p>
              </table:table-cell>
              <table:table-cell office:value-type="float" office:value="23264">
                <text:p>23264</text:p>
              </table:table-cell>
              <table:table-cell office:value-type="float" office:value="47276">
                <text:p>4727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8620">
                <text:p>8620</text:p>
              </table:table-cell>
              <table:table-cell office:value-type="float" office:value="23968">
                <text:p>23968</text:p>
              </table:table-cell>
              <table:table-cell office:value-type="float" office:value="47064">
                <text:p>4706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8600">
                <text:p>8600</text:p>
              </table:table-cell>
              <table:table-cell office:value-type="float" office:value="25400">
                <text:p>25400</text:p>
              </table:table-cell>
              <table:table-cell office:value-type="float" office:value="55226">
                <text:p>5522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791">
                <text:p>8791</text:p>
              </table:table-cell>
              <table:table-cell office:value-type="float" office:value="24786">
                <text:p>24786</text:p>
              </table:table-cell>
              <table:table-cell office:value-type="float" office:value="50032">
                <text:p>5003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8575">
                <text:p>8575</text:p>
              </table:table-cell>
              <table:table-cell office:value-type="float" office:value="24550">
                <text:p>24550</text:p>
              </table:table-cell>
              <table:table-cell office:value-type="float" office:value="50456">
                <text:p>5045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9552">
                <text:p>9552</text:p>
              </table:table-cell>
              <table:table-cell office:value-type="float" office:value="24640">
                <text:p>24640</text:p>
              </table:table-cell>
              <table:table-cell office:value-type="float" office:value="53848">
                <text:p>5384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9904">
                <text:p>9904</text:p>
              </table:table-cell>
              <table:table-cell office:value-type="float" office:value="24960">
                <text:p>24960</text:p>
              </table:table-cell>
              <table:table-cell office:value-type="float" office:value="53636">
                <text:p>5363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601">
                <text:p>10601</text:p>
              </table:table-cell>
              <table:table-cell office:value-type="float" office:value="24752">
                <text:p>24752</text:p>
              </table:table-cell>
              <table:table-cell office:value-type="float" office:value="52614">
                <text:p>5261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206">
                <text:p>13206</text:p>
              </table:table-cell>
              <table:table-cell office:value-type="float" office:value="29216">
                <text:p>29216</text:p>
              </table:table-cell>
              <table:table-cell office:value-type="float" office:value="56260">
                <text:p>5626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34936">
                <text:p>34936</text:p>
              </table:table-cell>
              <table:table-cell office:value-type="float" office:value="70382">
                <text:p>7038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875">
                <text:p>16875</text:p>
              </table:table-cell>
              <table:table-cell office:value-type="float" office:value="36637">
                <text:p>36637</text:p>
              </table:table-cell>
              <table:table-cell office:value-type="float" office:value="75840">
                <text:p>7584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369">
                <text:p>16369</text:p>
              </table:table-cell>
              <table:table-cell office:value-type="float" office:value="35829">
                <text:p>35829</text:p>
              </table:table-cell>
              <table:table-cell office:value-type="float" office:value="81832">
                <text:p>818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839">
                <text:p>15839</text:p>
              </table:table-cell>
              <table:table-cell office:value-type="float" office:value="38564">
                <text:p>38564</text:p>
              </table:table-cell>
              <table:table-cell office:value-type="float" office:value="91877">
                <text:p>918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326">
                <text:p>15326</text:p>
              </table:table-cell>
              <table:table-cell office:value-type="float" office:value="41177">
                <text:p>41177</text:p>
              </table:table-cell>
              <table:table-cell office:value-type="float" office:value="103154">
                <text:p>10315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4829">
                <text:p>14829</text:p>
              </table:table-cell>
              <table:table-cell office:value-type="float" office:value="44213">
                <text:p>44213</text:p>
              </table:table-cell>
              <table:table-cell office:value-type="float" office:value="115816">
                <text:p>11581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349">
                <text:p>14349</text:p>
              </table:table-cell>
              <table:table-cell office:value-type="float" office:value="46378">
                <text:p>46378</text:p>
              </table:table-cell>
              <table:table-cell office:value-type="float" office:value="130032">
                <text:p>13003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3884">
                <text:p>13884</text:p>
              </table:table-cell>
              <table:table-cell office:value-type="float" office:value="49277">
                <text:p>49277</text:p>
              </table:table-cell>
              <table:table-cell office:value-type="float" office:value="145993">
                <text:p>145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521.75">
                <text:p>5521.75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634.66666666667">
                <text:p>5634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7cm" svg:y="1.405cm" svg:width="30.882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5cm" svg:y="1.352cm" svg:width="31.34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2170903190914">
                <text:p>1.6217090319091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7526047088786">
                <text:p>1.27526047088786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3880228024575">
                <text:p>1.43880228024575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5677697484378">
                <text:p>1.4567769748437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6297722816467">
                <text:p>1.16297722816467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6951944058719">
                <text:p>1.26951944058719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8875757212146">
                <text:p>1.6887575721214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88345417121997">
                <text:p>0.98834541712199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8579427026227">
                <text:p>1.28579427026227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55480303460587">
                <text:p>1.5548030346058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10324801304345">
                <text:p>1.1032480130434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390271471139">
                <text:p>1.3390271471139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19330532580605">
                <text:p>1.1933053258060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5373922864647">
                <text:p>1.2537392286464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991685274611">
                <text:p>1.0699168527461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88285495433">
                <text:p>1.19882854954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6190087435777">
                <text:p>1.0619008743577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868955603733">
                <text:p>1.25868955603733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7465338062294">
                <text:p>1.2746533806229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3965671883382">
                <text:p>1.1396567188338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3587848685622">
                <text:p>1.1358784868562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3773516478111">
                <text:p>1.3377351647811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7602586691214">
                <text:p>1.27602586691214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9984567244484">
                <text:p>1.19984567244484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829871039934">
                <text:p>1.2282987103993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4268023431811">
                <text:p>1.2426802343181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30236224975626">
                <text:p>1.3023622497562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4411930522515">
                <text:p>1.2441193052251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4686079289866">
                <text:p>1.1468607928986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1133897810623">
                <text:p>1.2113389781062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2315660239835">
                <text:p>1.1231566023983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8923472426454">
                <text:p>1.1892347242645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5005018642662">
                <text:p>1.250050186426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7443869821767">
                <text:p>1.1744386982176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3347379665153">
                <text:p>1.1334737966515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75234406704">
                <text:p>1.27523440670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826098519412">
                <text:p>1.1782609851941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849006541955">
                <text:p>1.2849006541955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7712211054914">
                <text:p>1.2771221105491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9563375521887">
                <text:p>1.19563375521887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1330772006116">
                <text:p>1.2133077200611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6065415225953">
                <text:p>1.1606541522595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9116328765295">
                <text:p>1.291163287652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1886981013493">
                <text:p>1.2188698101349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04229988363755">
                <text:p>1.0422998836375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4984190363463">
                <text:p>1.2498419036346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9643909975359">
                <text:p>1.2964390997535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2879794731373">
                <text:p>1.0287979473137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657618169925">
                <text:p>1.0465761816992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15200924231887">
                <text:p>1.1520092423188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924670556518">
                <text:p>1.0792467055651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4302750533579">
                <text:p>1.0430275053357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3974894386809">
                <text:p>1.0397489438680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2971841248876">
                <text:p>1.297184124887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7053619981843">
                <text:p>1.2705361998184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43408039517755">
                <text:p>1.4340803951775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34698957484155">
                <text:p>1.3469895748415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64617505798">
                <text:p>1.16461750579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16577738211184">
                <text:p>1.1657773821118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4601286464877">
                <text:p>1.1460128646487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14956723100305">
                <text:p>1.1495672310030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27683521160087">
                <text:p>1.2768352116008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87193638314">
                <text:p>1.18719363831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930361401444523">
                <text:p>0.93036140144452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8320610600364">
                <text:p>1.1832061060036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21050424709582">
                <text:p>1.2105042470958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0.987966173119846">
                <text:p>0.98796617311984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5429956228186">
                <text:p>1.0542995622818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614505332492">
                <text:p>1.061450533249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21976292633813">
                <text:p>1.2197629263381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0794294448943">
                <text:p>1.2079429444894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4063123915486">
                <text:p>1.0406312391548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4154271104554">
                <text:p>1.0415427110455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26663185226">
                <text:p>1.2666318522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27001180154304">
                <text:p>1.2700118015430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65726336900074">
                <text:p>0.96572633690007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875.75">
                <text:p>19875.75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0511.6666666667">
                <text:p>20511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